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bottom="0in" fo:margin-left="0.0069in" fo:margin-right="0.5458in" fo:text-indent="-0.0069in">
        <style:tab-stops/>
      </style:paragraph-properties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" style:parent-style-name="Normal" style:family="paragraph">
      <style:paragraph-properties fo:text-align="end" fo:margin-bottom="0in" fo:margin-left="0.0069in" fo:margin-right="-0.0104in" fo:text-indent="-0.0069in">
        <style:tab-stops/>
      </style:paragraph-properties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5" style:parent-style-name="Normal" style:family="paragraph">
      <style:paragraph-properties fo:text-align="center" fo:margin-bottom="0in" fo:margin-left="3.7451in">
        <style:tab-stops/>
      </style:paragraph-properties>
    </style:style>
    <style:style style:name="T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olumn8" style:family="table-column">
      <style:table-column-properties style:column-width="2.5576in"/>
    </style:style>
    <style:style style:name="TableColumn9" style:family="table-column">
      <style:table-column-properties style:column-width="4.8243in"/>
    </style:style>
    <style:style style:name="Table7" style:family="table">
      <style:table-properties style:width="7.3819in" fo:margin-left="1.3604in" table:align="left"/>
    </style:style>
    <style:style style:name="TableRow10" style:family="table-row">
      <style:table-row-properties style:min-row-height="0.2in"/>
    </style:style>
    <style:style style:name="TableCell11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ell14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Row17" style:family="table-row">
      <style:table-row-properties style:min-row-height="0.1965in"/>
    </style:style>
    <style:style style:name="TableCell18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ell21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Row24" style:family="table-row">
      <style:table-row-properties style:min-row-height="0.2in"/>
    </style:style>
    <style:style style:name="TableCell25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ell28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Row31" style:family="table-row">
      <style:table-row-properties style:min-row-height="0.1965in"/>
    </style:style>
    <style:style style:name="TableCell32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ell35" style:family="table-cell">
      <style:table-cell-properties fo:border="0.0069in solid #000000" style:writing-mode="lr-tb" fo:padding-top="0.0055in" fo:padding-left="0.0763in" fo:padding-bottom="0in" fo:padding-right="0.0798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8" style:parent-style-name="Normal" style:family="paragraph">
      <style:paragraph-properties fo:margin-bottom="0in"/>
    </style:style>
    <style:style style:name="T3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40" style:parent-style-name="Normal" style:family="paragraph">
      <style:paragraph-properties fo:margin-bottom="0in" fo:margin-left="-0.35in" fo:margin-right="-3.5986in">
        <style:tab-stops/>
      </style:paragraph-properties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T4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4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4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71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72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73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74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75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76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77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78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79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0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1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2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3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4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5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7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8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8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9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91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92" style:parent-style-name="DefaultParagraphFont" style:family="text">
      <style:text-properties style:font-name="Arial" style:font-name-asian="Arial" style:font-name-complex="Arial" fo:font-weight="bold" style:font-weight-asian="bold" fo:color="#00B0F0"/>
    </style:style>
    <style:style style:name="T9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9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9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9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9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9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0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0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02" style:parent-style-name="DefaultParagraphFont" style:family="text">
      <style:text-properties style:font-name="Arial" style:font-name-asian="Arial" style:font-name-complex="Arial" fo:font-weight="bold" style:font-weight-asian="bold" fo:color="#00B050"/>
    </style:style>
    <style:style style:name="T10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0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0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0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0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0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0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1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112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T113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T114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T115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T116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T117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T118" style:parent-style-name="DefaultParagraphFont" style:family="text">
      <style:text-properties fo:font-size="14pt" style:font-size-asian="14pt"/>
    </style:style>
    <style:style style:name="T119" style:parent-style-name="DefaultParagraphFont" style:family="text">
      <style:text-properties fo:font-size="14pt" style:font-size-asian="14pt"/>
    </style:style>
    <style:style style:name="T120" style:parent-style-name="DefaultParagraphFont" style:family="text">
      <style:text-properties fo:font-size="14pt" style:font-size-asian="14pt"/>
    </style:style>
    <style:style style:name="T121" style:parent-style-name="DefaultParagraphFont" style:family="text">
      <style:text-properties fo:font-size="14pt" style:font-size-asian="14pt"/>
    </style:style>
    <style:style style:name="T122" style:parent-style-name="DefaultParagraphFont" style:family="text">
      <style:text-properties fo:font-size="14pt" style:font-size-asian="14pt"/>
    </style:style>
    <style:style style:name="T123" style:parent-style-name="DefaultParagraphFont" style:family="text">
      <style:text-properties fo:font-size="14pt" style:font-size-asian="14pt"/>
    </style:style>
    <style:style style:name="T124" style:parent-style-name="DefaultParagraphFont" style:family="text">
      <style:text-properties fo:font-size="14pt" style:font-size-asian="14pt"/>
    </style:style>
    <style:style style:name="T125" style:parent-style-name="DefaultParagraphFont" style:family="text">
      <style:text-properties fo:font-size="14pt" style:font-size-asian="14pt"/>
    </style:style>
    <style:style style:name="T126" style:parent-style-name="DefaultParagraphFont" style:family="text">
      <style:text-properties fo:font-size="14pt" style:font-size-asian="14pt"/>
    </style:style>
    <style:style style:name="T127" style:parent-style-name="DefaultParagraphFont" style:family="text">
      <style:text-properties fo:font-size="14pt" style:font-size-asian="14pt"/>
    </style:style>
    <style:style style:name="P128" style:parent-style-name="Normal" style:family="paragraph">
      <style:paragraph-properties fo:margin-bottom="0in" fo:margin-left="0.1166in">
        <style:tab-stops/>
      </style:paragraph-properties>
    </style:style>
    <style:style style:name="T129" style:parent-style-name="DefaultParagraphFon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130" style:parent-style-name="DefaultParagraphFont" style:family="text">
      <style:text-properties style:font-name="Arial" style:font-name-asian="Arial" style:font-name-complex="Arial"/>
    </style:style>
    <style:style style:name="TableColumn132" style:family="table-column">
      <style:table-column-properties style:column-width="1.1569in"/>
    </style:style>
    <style:style style:name="TableColumn133" style:family="table-column">
      <style:table-column-properties style:column-width="1.2868in"/>
    </style:style>
    <style:style style:name="TableColumn134" style:family="table-column">
      <style:table-column-properties style:column-width="0.9006in"/>
    </style:style>
    <style:style style:name="TableColumn135" style:family="table-column">
      <style:table-column-properties style:column-width="3.0138in"/>
    </style:style>
    <style:style style:name="TableColumn136" style:family="table-column">
      <style:table-column-properties style:column-width="2.0076in"/>
    </style:style>
    <style:style style:name="TableColumn137" style:family="table-column">
      <style:table-column-properties style:column-width="0.8868in"/>
    </style:style>
    <style:style style:name="TableColumn138" style:family="table-column">
      <style:table-column-properties style:column-width="0.8166in"/>
    </style:style>
    <style:style style:name="Table131" style:family="table">
      <style:table-properties style:width="10.0694in" fo:margin-left="0.0034in" table:align="left"/>
    </style:style>
    <style:style style:name="TableRow139" style:family="table-row">
      <style:table-row-properties style:min-row-height="0.4868in"/>
    </style:style>
    <style:style style:name="TableCell14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4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4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4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45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4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47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4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49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5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55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5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58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6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6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6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6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65" style:family="table-row">
      <style:table-row-properties style:min-row-height="0.4868in"/>
    </style:style>
    <style:style style:name="TableCell16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6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6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69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7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71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72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7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7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77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78" style:parent-style-name="Normal" style:family="paragraph">
      <style:paragraph-properties fo:text-align="justify" fo:margin-bottom="0in" fo:line-height="100%" fo:margin-left="0.0034in" fo:margin-right="0.0791in">
        <style:tab-stops/>
      </style:paragraph-properties>
    </style:style>
    <style:style style:name="T17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8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8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8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8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8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8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8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8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8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189" style:family="table-row">
      <style:table-row-properties style:min-row-height="0.3263in"/>
    </style:style>
    <style:style style:name="TableCell19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9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9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9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9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19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9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9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0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0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0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0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0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0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0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0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0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09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1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11" style:family="table-row">
      <style:table-row-properties style:min-row-height="0.4833in"/>
    </style:style>
    <style:style style:name="TableCell21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1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1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1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1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1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1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21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22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2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2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25" style:parent-style-name="Normal" style:family="paragraph">
      <style:paragraph-properties fo:text-align="justify" fo:margin-bottom="0.0034in" fo:line-height="97%" fo:margin-left="0.0034in">
        <style:tab-stops/>
      </style:paragraph-properties>
    </style:style>
    <style:style style:name="T2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2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2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2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3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3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3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3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3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35" style:family="table-row">
      <style:table-row-properties style:min-row-height="0.3263in"/>
    </style:style>
    <style:style style:name="TableCell23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3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3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3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4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4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4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4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4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4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49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5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51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52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5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5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55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5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57" style:family="table-row">
      <style:table-row-properties style:min-row-height="0.327in"/>
    </style:style>
    <style:style style:name="TableCell25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59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6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61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62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6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6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65" style:parent-style-name="Normal" style:family="paragraph">
      <style:paragraph-properties fo:margin-bottom="0in" fo:line-height="100%"/>
    </style:style>
    <style:style style:name="T26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67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6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6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7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7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7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7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7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7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7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7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79" style:family="table-row">
      <style:table-row-properties style:min-row-height="0.2868in"/>
    </style:style>
    <style:style style:name="TableCell28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8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8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8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8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8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8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8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9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9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9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9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9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9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9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29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9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299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0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301" style:family="table-row">
      <style:table-row-properties style:min-row-height="0.4868in"/>
    </style:style>
    <style:style style:name="TableCell30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0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0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0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0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0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0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09" style:parent-style-name="Normal" style:family="paragraph">
      <style:paragraph-properties fo:margin-bottom="0in" fo:line-height="100%"/>
    </style:style>
    <style:style style:name="T31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11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12" style:parent-style-name="Normal" style:family="paragraph">
      <style:paragraph-properties fo:text-align="justify" fo:margin-bottom="0in" fo:line-height="100%" fo:margin-left="0.0034in" fo:margin-right="0.0791in">
        <style:tab-stops/>
      </style:paragraph-properties>
    </style:style>
    <style:style style:name="T31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1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15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1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17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1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1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2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2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2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323" style:family="table-row">
      <style:table-row-properties style:min-row-height="0.3263in"/>
    </style:style>
    <style:style style:name="TableCell32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25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27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2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2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3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31" style:parent-style-name="Normal" style:family="paragraph">
      <style:paragraph-properties fo:margin-bottom="0in" fo:line-height="100%"/>
    </style:style>
    <style:style style:name="T33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3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3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3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3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3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3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3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4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4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4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4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4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345" style:family="table-row">
      <style:table-row-properties style:min-row-height="0.4868in"/>
    </style:style>
    <style:style style:name="TableCell34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4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4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4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5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5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5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53" style:parent-style-name="Normal" style:family="paragraph">
      <style:paragraph-properties fo:margin-bottom="0in" fo:line-height="100%"/>
    </style:style>
    <style:style style:name="T3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5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5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5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5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59" style:parent-style-name="Normal" style:family="paragraph">
      <style:paragraph-properties fo:text-align="justify" fo:margin-bottom="0in" fo:line-height="99%" fo:margin-left="0.0034in">
        <style:tab-stops/>
      </style:paragraph-properties>
    </style:style>
    <style:style style:name="T36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6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6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6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6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6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6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6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6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369" style:family="table-row">
      <style:table-row-properties style:min-row-height="0.3263in"/>
    </style:style>
    <style:style style:name="TableCell37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7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7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7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7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7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7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77" style:parent-style-name="Normal" style:family="paragraph">
      <style:paragraph-properties fo:margin-bottom="0in" fo:line-height="100%"/>
    </style:style>
    <style:style style:name="T3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7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8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8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8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8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8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8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8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8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8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89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9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391" style:family="table-row">
      <style:table-row-properties style:min-row-height="0.3263in"/>
    </style:style>
    <style:style style:name="TableCell39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9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9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9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9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39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9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399" style:parent-style-name="Normal" style:family="paragraph">
      <style:paragraph-properties fo:margin-bottom="0in" fo:line-height="100%"/>
    </style:style>
    <style:style style:name="T40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01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02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0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0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05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0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07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0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0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1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1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1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13" style:family="table-row">
      <style:table-row-properties style:min-row-height="0.2868in"/>
    </style:style>
    <style:style style:name="TableCell41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15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1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17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1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1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2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21" style:parent-style-name="Normal" style:family="paragraph">
      <style:paragraph-properties fo:margin-bottom="0in" fo:line-height="100%"/>
    </style:style>
    <style:style style:name="T42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2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2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2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2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2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2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2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3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3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3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3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3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35" style:family="table-row">
      <style:table-row-properties style:min-row-height="0.3263in"/>
    </style:style>
    <style:style style:name="TableCell43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3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3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3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4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4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4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43" style:parent-style-name="Normal" style:family="paragraph">
      <style:paragraph-properties fo:margin-bottom="0in" fo:line-height="100%"/>
    </style:style>
    <style:style style:name="T44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4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4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4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49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5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51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52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5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5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55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5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57" style:family="table-row">
      <style:table-row-properties style:min-row-height="0.3263in"/>
    </style:style>
    <style:style style:name="TableCell45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59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6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61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62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6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6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65" style:parent-style-name="Normal" style:family="paragraph">
      <style:paragraph-properties fo:margin-bottom="0in" fo:line-height="100%"/>
    </style:style>
    <style:style style:name="T46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67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6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6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7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7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7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7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7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7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7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77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79" style:family="table-row">
      <style:table-row-properties style:min-row-height="0.3868in"/>
    </style:style>
    <style:style style:name="TableCell48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8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8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83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84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8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86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87" style:parent-style-name="Normal" style:family="paragraph">
      <style:paragraph-properties fo:margin-bottom="0in" fo:line-height="100%"/>
    </style:style>
    <style:style style:name="T48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89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90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9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9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9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9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9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9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49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9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499" style:parent-style-name="Normal" style:family="paragraph">
      <style:paragraph-properties fo:margin-bottom="0in" fo:line-height="100%" fo:margin-left="0.0034in">
        <style:tab-stops/>
      </style:paragraph-properties>
    </style:style>
    <style:style style:name="T50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501" style:family="table-row">
      <style:table-row-properties style:min-row-height="0.4597in"/>
    </style:style>
    <style:style style:name="TableCell502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503" style:parent-style-name="Normal" style:family="paragraph">
      <style:paragraph-properties fo:margin-bottom="0in" fo:line-height="100%" fo:margin-left="0.0034in">
        <style:tab-stops/>
      </style:paragraph-properties>
    </style:style>
    <style:style style:name="T50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505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506" style:parent-style-name="Normal" style:family="paragraph">
      <style:paragraph-properties fo:margin-bottom="0in" fo:line-height="100%" fo:margin-left="0.0034in">
        <style:tab-stops/>
      </style:paragraph-properties>
    </style:style>
    <style:style style:name="T50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508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509" style:parent-style-name="Normal" style:family="paragraph">
      <style:paragraph-properties fo:margin-bottom="0in" fo:line-height="100%"/>
    </style:style>
    <style:style style:name="T51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511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512" style:parent-style-name="Normal" style:family="paragraph">
      <style:paragraph-properties fo:margin-bottom="0in" fo:line-height="100%" fo:margin-left="0.0034in">
        <style:tab-stops/>
      </style:paragraph-properties>
    </style:style>
    <style:style style:name="T51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514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515" style:parent-style-name="Normal" style:family="paragraph">
      <style:paragraph-properties fo:margin-bottom="0in" fo:line-height="100%" fo:margin-left="0.0034in">
        <style:tab-stops/>
      </style:paragraph-properties>
    </style:style>
    <style:style style:name="T51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517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518" style:parent-style-name="Normal" style:family="paragraph">
      <style:paragraph-properties fo:margin-bottom="0in" fo:line-height="100%" fo:margin-left="0.0034in">
        <style:tab-stops/>
      </style:paragraph-properties>
    </style:style>
    <style:style style:name="T51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520" style:family="table-cell">
      <style:table-cell-properties fo:border="0.0069in solid #000000" style:writing-mode="lr-tb" fo:padding-top="0.0034in" fo:padding-left="0.0736in" fo:padding-bottom="0in" fo:padding-right="0.0687in"/>
    </style:style>
    <style:style style:name="P521" style:parent-style-name="Normal" style:family="paragraph">
      <style:paragraph-properties fo:margin-bottom="0in" fo:line-height="100%" fo:margin-left="0.0034in">
        <style:tab-stops/>
      </style:paragraph-properties>
    </style:style>
    <style:style style:name="T52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23" style:parent-style-name="Normal" style:family="paragraph">
      <style:paragraph-properties fo:margin-bottom="0in"/>
    </style:style>
    <style:style style:name="T524" style:parent-style-name="DefaultParagraphFont" style:family="text">
      <style:text-properties style:font-name="Arial" style:font-name-asian="Arial" style:font-name-complex="Arial"/>
    </style:style>
    <style:style style:family="graphic" style:name="a122">
      <style:graphic-properties draw:fill="solid" draw:fill-color="#ffc000" draw:opacity="100%" draw:stroke="none"/>
    </style:style>
    <style:style style:family="graphic" style:name="a123">
      <style:graphic-properties draw:fill="none" draw:stroke="solid" svg:stroke-width="0.01389in" svg:stroke-color="#bc8c00" svg:stroke-opacity="100%" draw:stroke-linejoin="miter" svg:stroke-linecap="butt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draw:fill="solid" draw:fill-color="#ffc000" draw:opacity="100%" draw:stroke="non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draw:fill="none" draw:stroke="solid" svg:stroke-width="0.01389in" svg:stroke-color="#bc8c00" svg:stroke-opacity="100%" draw:stroke-linejoin="miter" svg:stroke-linecap="butt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draw:fill="solid" draw:fill-color="#ffc000" draw:opacity="100%" draw:stroke="none"/>
    </style:style>
    <style:style style:family="graphic" style:name="a81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82">
      <style:graphic-properties draw:fill="solid" draw:fill-color="#ffc000" draw:opacity="100%" draw:stroke="none"/>
    </style:style>
    <style:style style:family="graphic" style:name="a83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84" style:parent-style-name="Graphics">
      <style:graphic-properties fo:border="none" fo:background-color="transparent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draw:fill="solid" draw:fill-color="#ffc000" draw:opacity="100%" draw:stroke="none"/>
    </style:style>
    <style:style style:family="graphic" style:name="a88">
      <style:graphic-properties draw:fill="none" draw:stroke="solid" svg:stroke-width="0.01389in" svg:stroke-color="#bc8c00" svg:stroke-opacity="100%" draw:stroke-linejoin="miter" svg:stroke-linecap="butt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>
      <style:graphic-properties draw:fill="solid" draw:fill-color="#000000" draw:opacity="100%" draw:stroke="none"/>
    </style:style>
    <style:style style:family="graphic" style:name="a134">
      <style:graphic-properties draw:fill="solid" draw:fill-color="#000000" draw:opacity="100%" draw:stroke="non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draw:fill="solid" draw:fill-color="#ffc000" draw:opacity="100%" draw:stroke="non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draw:fill="none" draw:stroke="solid" svg:stroke-width="0.01389in" svg:stroke-color="#bc8c00" svg:stroke-opacity="100%" draw:stroke-linejoin="miter" svg:stroke-linecap="butt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draw:fill="solid" draw:fill-color="#000000" draw:opacity="100%" draw:stroke="non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 draw:fill="solid" draw:fill-color="#000000" draw:opacity="100%" draw:stroke="none"/>
    </style:style>
    <style:style style:family="graphic" style:name="a94">
      <style:graphic-properties draw:fill="solid" draw:fill-color="#000000" draw:opacity="100%" draw:stroke="none"/>
    </style:style>
    <style:style style:family="graphic" style:name="a95">
      <style:graphic-properties draw:fill="solid" draw:fill-color="#ffc000" draw:opacity="100%" draw:stroke="none"/>
    </style:style>
    <style:style style:family="graphic" style:name="a96">
      <style:graphic-properties draw:fill="none" draw:stroke="solid" svg:stroke-width="0.01389in" svg:stroke-color="#bc8c00" svg:stroke-opacity="100%" draw:stroke-linejoin="miter" svg:stroke-linecap="butt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draw:fill="solid" draw:fill-color="#000000" draw:opacity="100%" draw:stroke="none"/>
    </style:style>
    <style:style style:family="graphic" style:name="a140">
      <style:graphic-properties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draw:fill="solid" draw:fill-color="#ffc000" draw:opacity="100%" draw:stroke="non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draw:fill="none" draw:stroke="solid" svg:stroke-width="0.01389in" svg:stroke-color="#bc8c00" svg:stroke-opacity="100%" draw:stroke-linejoin="miter" svg:stroke-linecap="butt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draw:fill="solid" draw:fill-color="#ffc000" draw:opacity="100%" draw:stroke="non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 style:parent-style-name="Graphics">
      <style:graphic-properties fo:border="none" fo:background-color="transparent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draw:fill="solid" draw:fill-color="#ffc000" draw:opacity="100%" draw:stroke="none"/>
    </style:style>
    <style:style style:family="graphic" style:name="a111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112" style:parent-style-name="Graphics">
      <style:graphic-properties fo:border="none" fo:background-color="transparent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fill="solid" draw:fill-color="#000000" draw:opacity="100%" draw:stroke="non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draw:fill="solid" draw:fill-color="#ffc000" draw:opacity="100%" draw:stroke="none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draw:fill="none" draw:stroke="solid" svg:stroke-width="0.01389in" svg:stroke-color="#bc8c00" svg:stroke-opacity="100%" draw:stroke-linejoin="miter" svg:stroke-linecap="butt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draw:fill="solid" draw:fill-color="#ffc000" draw:opacity="100%" draw:stroke="none"/>
    </style:style>
    <style:style style:family="graphic" style:name="a72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0">
      <style:graphic-properties draw:fill="solid" draw:fill-color="#000000" draw:opacity="100%" draw:stroke="none"/>
    </style:style>
    <style:style style:family="graphic" style:name="a121">
      <style:graphic-properties draw:fill="solid" draw:fill-color="#000000" draw:opacity="100%" draw:stroke="none"/>
    </style:style>
  </office:automatic-styles>
  <office:body>
    <office:text text:use-soft-page-breaks="true">
      <text:p text:style-name="P1"><text:span text:style-name="T2">Project Design Phase-II<text:s/></text:span></text:p>
      <text:p text:style-name="P3"><text:span text:style-name="T4">Data Flow Diagram &amp; User Stories<text:s/></text:span></text:p>
      <text:p text:style-name="P5"><text:span text:style-name="T6">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Date<text:s/></text:span></text:p>
          </table:table-cell>
          <table:table-cell table:style-name="TableCell14">
            <text:p text:style-name="P15"><text:span text:style-name="T16">17 October 2022<text:s/></text:span></text:p>
          </table:table-cell>
        </table:table-row>
        <table:table-row table:style-name="TableRow17">
          <table:table-cell table:style-name="TableCell18">
            <text:p text:style-name="P19"><text:span text:style-name="T20">Team ID<text:s/></text:span></text:p>
          </table:table-cell>
          <table:table-cell table:style-name="TableCell21">
            <text:p text:style-name="P22"><text:span text:style-name="T23">PNT2022TMID45194<text:s/></text:span></text:p>
          </table:table-cell>
        </table:table-row>
        <table:table-row table:style-name="TableRow24">
          <table:table-cell table:style-name="TableCell25">
            <text:p text:style-name="P26"><text:span text:style-name="T27">Project Name<text:s/></text:span></text:p>
          </table:table-cell>
          <table:table-cell table:style-name="TableCell28">
            <text:p text:style-name="P29"><text:span text:style-name="T30">Project: AI-powered Nutrition Analyzer for Fitness Enthusiasts<text:s/></text:span></text:p>
          </table:table-cell>
        </table:table-row>
        <table:table-row table:style-name="TableRow31">
          <table:table-cell table:style-name="TableCell32">
            <text:p text:style-name="P33"><text:span text:style-name="T34">Maximum Marks<text:s/></text:span></text:p>
          </table:table-cell>
          <table:table-cell table:style-name="TableCell35">
            <text:p text:style-name="P36"><text:span text:style-name="T37">4 Marks<text:s/></text:span></text:p>
          </table:table-cell>
        </table:table-row>
      </table:table>
      <text:p text:style-name="P38"><text:span text:style-name="T39"><text:s/></text:span></text:p>
      <text:p text:style-name="P40"><draw:g draw:name="Group 7205" draw:id="id140" draw:style-name="a140" text:anchor-type="as-char"><svg:title/><svg:desc/><draw:custom-shape svg:x="0.35033in" svg:y="0in" svg:width="1.91077in" svg:height="0.24716in" draw:id="id0" draw:style-name="a0" draw:name="Rectangle 7074"><svg:title/><svg:desc/><text:p text:style-name="Normal"><text:span text:style-name="T41">Data flow diagram</text:span></text:p><draw:enhanced-geometry draw:type="non-primitive" svg:viewBox="0 0 21600 21600" draw:enhanced-path="M 0 0 L 21600 0 21600 21600 0 21600 Z N"/></draw:custom-shape><draw:custom-shape svg:x="1.78736in" svg:y="0in" svg:width="0.06159in" svg:height="0.24716in" draw:id="id1" draw:style-name="a1" draw:name="Rectangle 686"><svg:title/><svg:desc/><text:p text:style-name="Normal"><text:span text:style-name="T42"><text:s/></text:span></text:p><draw:enhanced-geometry draw:type="non-primitive" svg:viewBox="0 0 21600 21600" draw:enhanced-path="M 0 0 L 21600 0 21600 21600 0 21600 Z N"/></draw:custom-shape><draw:custom-shape svg:x="1.83403in" svg:y="0.02949in" svg:width="0.12325in" svg:height="0.20835in" draw:id="id2" draw:style-name="a2" draw:name="Rectangle 687"><svg:title/><svg:desc/><text:p text:style-name="Normal"><text:span text:style-name="T43">–</text:span></text:p><draw:enhanced-geometry draw:type="non-primitive" svg:viewBox="0 0 21600 21600" draw:enhanced-path="M 0 0 L 21600 0 21600 21600 0 21600 Z N"/></draw:custom-shape><draw:custom-shape svg:x="1.92736in" svg:y="0in" svg:width="0.06159in" svg:height="0.24716in" draw:id="id3" draw:style-name="a3" draw:name="Rectangle 688"><svg:title/><svg:desc/><text:p text:style-name="Normal"><text:span text:style-name="T44"><text:s/></text:span></text:p><draw:enhanced-geometry draw:type="non-primitive" svg:viewBox="0 0 21600 21600" draw:enhanced-path="M 0 0 L 21600 0 21600 21600 0 21600 Z N"/></draw:custom-shape><draw:custom-shape svg:x="1.97403in" svg:y="0in" svg:width="0.67678in" svg:height="0.24716in" draw:id="id4" draw:style-name="a4" draw:name="Rectangle 689"><svg:title/><svg:desc/><text:p text:style-name="Normal"><text:span text:style-name="T45">level 0</text:span></text:p><draw:enhanced-geometry draw:type="non-primitive" svg:viewBox="0 0 21600 21600" draw:enhanced-path="M 0 0 L 21600 0 21600 21600 0 21600 Z N"/></draw:custom-shape><draw:custom-shape svg:x="2.48097in" svg:y="0in" svg:width="0.06159in" svg:height="0.24716in" draw:id="id5" draw:style-name="a5" draw:name="Rectangle 690"><svg:title/><svg:desc/><text:p text:style-name="Normal"><text:span text:style-name="T46"><text:s/></text:span></text:p><draw:enhanced-geometry draw:type="non-primitive" svg:viewBox="0 0 21600 21600" draw:enhanced-path="M 0 0 L 21600 0 21600 21600 0 21600 Z N"/></draw:custom-shape><draw:custom-shape svg:x="0.35033in" svg:y="0.31915in" svg:width="0.05666in" svg:height="0.22739in" draw:id="id6" draw:style-name="a6" draw:name="Rectangle 692"><svg:title/><svg:desc/><text:p text:style-name="Normal"><text:span text:style-name="T47"><text:s/></text:span></text:p><draw:enhanced-geometry draw:type="non-primitive" svg:viewBox="0 0 21600 21600" draw:enhanced-path="M 0 0 L 21600 0 21600 21600 0 21600 Z N"/></draw:custom-shape><draw:custom-shape svg:x="0.35033in" svg:y="0.61915in" svg:width="0.05666in" svg:height="0.22739in" draw:id="id7" draw:style-name="a7" draw:name="Rectangle 693"><svg:title/><svg:desc/><text:p text:style-name="Normal"><text:span text:style-name="T48"><text:s/></text:span></text:p><draw:enhanced-geometry draw:type="non-primitive" svg:viewBox="0 0 21600 21600" draw:enhanced-path="M 0 0 L 21600 0 21600 21600 0 21600 Z N"/></draw:custom-shape><draw:custom-shape svg:x="0.35033in" svg:y="0.91915in" svg:width="2.82322in" svg:height="0.22739in" draw:id="id8" draw:style-name="a8" draw:name="Rectangle 694"><svg:title/><svg:desc/><text:p text:style-name="Normal"><text:span text:style-name="T49"><text:s text:c="50"/></text:span></text:p><draw:enhanced-geometry draw:type="non-primitive" svg:viewBox="0 0 21600 21600" draw:enhanced-path="M 0 0 L 21600 0 21600 21600 0 21600 Z N"/></draw:custom-shape><draw:custom-shape svg:x="2.47431in" svg:y="0.91915in" svg:width="5.18721in" svg:height="0.22739in" draw:id="id9" draw:style-name="a9" draw:name="Rectangle 695"><svg:title/><svg:desc/><text:p text:style-name="Normal"><text:span text:style-name="T50"><text:s text:c="92"/></text:span></text:p><draw:enhanced-geometry draw:type="non-primitive" svg:viewBox="0 0 21600 21600" draw:enhanced-path="M 0 0 L 21600 0 21600 21600 0 21600 Z N"/></draw:custom-shape><draw:custom-shape svg:x="6.37861in" svg:y="0.91915in" svg:width="0.05666in" svg:height="0.22739in" draw:id="id10" draw:style-name="a10" draw:name="Rectangle 696"><svg:title/><svg:desc/><text:p text:style-name="Normal"><text:span text:style-name="T51"><text:s/></text:span></text:p><draw:enhanced-geometry draw:type="non-primitive" svg:viewBox="0 0 21600 21600" draw:enhanced-path="M 0 0 L 21600 0 21600 21600 0 21600 Z N"/></draw:custom-shape><draw:custom-shape svg:x="6.85195in" svg:y="0.91915in" svg:width="0.05666in" svg:height="0.22739in" draw:id="id11" draw:style-name="a11" draw:name="Rectangle 697"><svg:title/><svg:desc/><text:p text:style-name="Normal"><text:span text:style-name="T52"><text:s/></text:span></text:p><draw:enhanced-geometry draw:type="non-primitive" svg:viewBox="0 0 21600 21600" draw:enhanced-path="M 0 0 L 21600 0 21600 21600 0 21600 Z N"/></draw:custom-shape><draw:custom-shape svg:x="7.35236in" svg:y="0.91915in" svg:width="0.05666in" svg:height="0.22739in" draw:id="id12" draw:style-name="a12" draw:name="Rectangle 698"><svg:title/><svg:desc/><text:p text:style-name="Normal"><text:span text:style-name="T53"><text:s/></text:span></text:p><draw:enhanced-geometry draw:type="non-primitive" svg:viewBox="0 0 21600 21600" draw:enhanced-path="M 0 0 L 21600 0 21600 21600 0 21600 Z N"/></draw:custom-shape><draw:custom-shape svg:x="7.85236in" svg:y="0.91915in" svg:width="0.05666in" svg:height="0.22739in" draw:id="id13" draw:style-name="a13" draw:name="Rectangle 699"><svg:title/><svg:desc/><text:p text:style-name="Normal"><text:span text:style-name="T54"><text:s/></text:span></text:p><draw:enhanced-geometry draw:type="non-primitive" svg:viewBox="0 0 21600 21600" draw:enhanced-path="M 0 0 L 21600 0 21600 21600 0 21600 Z N"/></draw:custom-shape><draw:custom-shape svg:x="0.35033in" svg:y="1.22276in" svg:width="0.05666in" svg:height="0.22739in" draw:id="id14" draw:style-name="a14" draw:name="Rectangle 700"><svg:title/><svg:desc/><text:p text:style-name="Normal"><text:span text:style-name="T55"><text:s/></text:span></text:p><draw:enhanced-geometry draw:type="non-primitive" svg:viewBox="0 0 21600 21600" draw:enhanced-path="M 0 0 L 21600 0 21600 21600 0 21600 Z N"/></draw:custom-shape><draw:custom-shape svg:x="0.85028in" svg:y="1.22276in" svg:width="0.05666in" svg:height="0.22739in" draw:id="id15" draw:style-name="a15" draw:name="Rectangle 701"><svg:title/><svg:desc/><text:p text:style-name="Normal"><text:span text:style-name="T56"><text:s/></text:span></text:p><draw:enhanced-geometry draw:type="non-primitive" svg:viewBox="0 0 21600 21600" draw:enhanced-path="M 0 0 L 21600 0 21600 21600 0 21600 Z N"/></draw:custom-shape><draw:custom-shape svg:x="1.35069in" svg:y="1.22276in" svg:width="0.05666in" svg:height="0.22739in" draw:id="id16" draw:style-name="a16" draw:name="Rectangle 702"><svg:title/><svg:desc/><text:p text:style-name="Normal"><text:span text:style-name="T57"><text:s/></text:span></text:p><draw:enhanced-geometry draw:type="non-primitive" svg:viewBox="0 0 21600 21600" draw:enhanced-path="M 0 0 L 21600 0 21600 21600 0 21600 Z N"/></draw:custom-shape><draw:custom-shape svg:x="1.85069in" svg:y="1.22276in" svg:width="0.05666in" svg:height="0.22739in" draw:id="id17" draw:style-name="a17" draw:name="Rectangle 703"><svg:title/><svg:desc/><text:p text:style-name="Normal"><text:span text:style-name="T58"><text:s/></text:span></text:p><draw:enhanced-geometry draw:type="non-primitive" svg:viewBox="0 0 21600 21600" draw:enhanced-path="M 0 0 L 21600 0 21600 21600 0 21600 Z N"/></draw:custom-shape><draw:custom-shape svg:x="2.35097in" svg:y="1.22276in" svg:width="0.05666in" svg:height="0.22739in" draw:id="id18" draw:style-name="a18" draw:name="Rectangle 704"><svg:title/><svg:desc/><text:p text:style-name="Normal"><text:span text:style-name="T59"><text:s/></text:span></text:p><draw:enhanced-geometry draw:type="non-primitive" svg:viewBox="0 0 21600 21600" draw:enhanced-path="M 0 0 L 21600 0 21600 21600 0 21600 Z N"/></draw:custom-shape><draw:custom-shape svg:x="2.85097in" svg:y="1.22276in" svg:width="0.05666in" svg:height="0.22739in" draw:id="id19" draw:style-name="a19" draw:name="Rectangle 705"><svg:title/><svg:desc/><text:p text:style-name="Normal"><text:span text:style-name="T60"><text:s/></text:span></text:p><draw:enhanced-geometry draw:type="non-primitive" svg:viewBox="0 0 21600 21600" draw:enhanced-path="M 0 0 L 21600 0 21600 21600 0 21600 Z N"/></draw:custom-shape><draw:custom-shape svg:x="3.35097in" svg:y="1.22276in" svg:width="0.05666in" svg:height="0.22739in" draw:id="id20" draw:style-name="a20" draw:name="Rectangle 706"><svg:title/><svg:desc/><text:p text:style-name="Normal"><text:span text:style-name="T61"><text:s/></text:span></text:p><draw:enhanced-geometry draw:type="non-primitive" svg:viewBox="0 0 21600 21600" draw:enhanced-path="M 0 0 L 21600 0 21600 21600 0 21600 Z N"/></draw:custom-shape><draw:custom-shape svg:x="3.85139in" svg:y="1.22276in" svg:width="0.05666in" svg:height="0.22739in" draw:id="id21" draw:style-name="a21" draw:name="Rectangle 707"><svg:title/><svg:desc/><text:p text:style-name="Normal"><text:span text:style-name="T62"><text:s/></text:span></text:p><draw:enhanced-geometry draw:type="non-primitive" svg:viewBox="0 0 21600 21600" draw:enhanced-path="M 0 0 L 21600 0 21600 21600 0 21600 Z N"/></draw:custom-shape><draw:custom-shape svg:x="4.35139in" svg:y="1.22276in" svg:width="0.05666in" svg:height="0.22739in" draw:id="id22" draw:style-name="a22" draw:name="Rectangle 708"><svg:title/><svg:desc/><text:p text:style-name="Normal"><text:span text:style-name="T63"><text:s/></text:span></text:p><draw:enhanced-geometry draw:type="non-primitive" svg:viewBox="0 0 21600 21600" draw:enhanced-path="M 0 0 L 21600 0 21600 21600 0 21600 Z N"/></draw:custom-shape><draw:custom-shape svg:x="4.85167in" svg:y="1.22276in" svg:width="0.05666in" svg:height="0.22739in" draw:id="id23" draw:style-name="a23" draw:name="Rectangle 709"><svg:title/><svg:desc/><text:p text:style-name="Normal"><text:span text:style-name="T64"><text:s/></text:span></text:p><draw:enhanced-geometry draw:type="non-primitive" svg:viewBox="0 0 21600 21600" draw:enhanced-path="M 0 0 L 21600 0 21600 21600 0 21600 Z N"/></draw:custom-shape><draw:custom-shape svg:x="5.35167in" svg:y="1.22276in" svg:width="0.05666in" svg:height="0.22739in" draw:id="id24" draw:style-name="a24" draw:name="Rectangle 710"><svg:title/><svg:desc/><text:p text:style-name="Normal"><text:span text:style-name="T65"><text:s/></text:span></text:p><draw:enhanced-geometry draw:type="non-primitive" svg:viewBox="0 0 21600 21600" draw:enhanced-path="M 0 0 L 21600 0 21600 21600 0 21600 Z N"/></draw:custom-shape><draw:custom-shape svg:x="5.85195in" svg:y="1.22276in" svg:width="0.05666in" svg:height="0.22739in" draw:id="id25" draw:style-name="a25" draw:name="Rectangle 711"><svg:title/><svg:desc/><text:p text:style-name="Normal"><text:span text:style-name="T66"><text:s/></text:span></text:p><draw:enhanced-geometry draw:type="non-primitive" svg:viewBox="0 0 21600 21600" draw:enhanced-path="M 0 0 L 21600 0 21600 21600 0 21600 Z N"/></draw:custom-shape><draw:custom-shape svg:x="6.35195in" svg:y="1.22276in" svg:width="0.05666in" svg:height="0.22739in" draw:id="id26" draw:style-name="a26" draw:name="Rectangle 712"><svg:title/><svg:desc/><text:p text:style-name="Normal"><text:span text:style-name="T67"><text:s/></text:span></text:p><draw:enhanced-geometry draw:type="non-primitive" svg:viewBox="0 0 21600 21600" draw:enhanced-path="M 0 0 L 21600 0 21600 21600 0 21600 Z N"/></draw:custom-shape><draw:custom-shape svg:x="6.85195in" svg:y="1.22276in" svg:width="0.05666in" svg:height="0.22739in" draw:id="id27" draw:style-name="a27" draw:name="Rectangle 713"><svg:title/><svg:desc/><text:p text:style-name="Normal"><text:span text:style-name="T68"><text:s/></text:span></text:p><draw:enhanced-geometry draw:type="non-primitive" svg:viewBox="0 0 21600 21600" draw:enhanced-path="M 0 0 L 21600 0 21600 21600 0 21600 Z N"/></draw:custom-shape><draw:custom-shape svg:x="7.35236in" svg:y="1.22276in" svg:width="0.05666in" svg:height="0.22739in" draw:id="id28" draw:style-name="a28" draw:name="Rectangle 714"><svg:title/><svg:desc/><text:p text:style-name="Normal"><text:span text:style-name="T69"><text:s/></text:span></text:p><draw:enhanced-geometry draw:type="non-primitive" svg:viewBox="0 0 21600 21600" draw:enhanced-path="M 0 0 L 21600 0 21600 21600 0 21600 Z N"/></draw:custom-shape><draw:custom-shape svg:x="7.85236in" svg:y="1.22276in" svg:width="3.25923in" svg:height="0.22739in" draw:id="id29" draw:style-name="a29" draw:name="Rectangle 715"><svg:title/><svg:desc/><text:p text:style-name="Normal"><text:span text:style-name="T70">stores user details, fitness report,</text:span></text:p><draw:enhanced-geometry draw:type="non-primitive" svg:viewBox="0 0 21600 21600" draw:enhanced-path="M 0 0 L 21600 0 21600 21600 0 21600 Z N"/></draw:custom-shape><draw:custom-shape svg:x="10.30639in" svg:y="1.22276in" svg:width="0.05666in" svg:height="0.22739in" draw:id="id30" draw:style-name="a30" draw:name="Rectangle 716"><svg:title/><svg:desc/><text:p text:style-name="Normal"><text:span text:style-name="T71"><text:s/></text:span></text:p><draw:enhanced-geometry draw:type="non-primitive" svg:viewBox="0 0 21600 21600" draw:enhanced-path="M 0 0 L 21600 0 21600 21600 0 21600 Z N"/></draw:custom-shape><draw:custom-shape svg:x="0.35033in" svg:y="1.52276in" svg:width="0.05666in" svg:height="0.22739in" draw:id="id31" draw:style-name="a31" draw:name="Rectangle 717"><svg:title/><svg:desc/><text:p text:style-name="Normal"><text:span text:style-name="T72"><text:s/></text:span></text:p><draw:enhanced-geometry draw:type="non-primitive" svg:viewBox="0 0 21600 21600" draw:enhanced-path="M 0 0 L 21600 0 21600 21600 0 21600 Z N"/></draw:custom-shape><draw:custom-shape svg:x="0.85028in" svg:y="1.52276in" svg:width="0.05666in" svg:height="0.22739in" draw:id="id32" draw:style-name="a32" draw:name="Rectangle 718"><svg:title/><svg:desc/><text:p text:style-name="Normal"><text:span text:style-name="T73"><text:s/></text:span></text:p><draw:enhanced-geometry draw:type="non-primitive" svg:viewBox="0 0 21600 21600" draw:enhanced-path="M 0 0 L 21600 0 21600 21600 0 21600 Z N"/></draw:custom-shape><draw:custom-shape svg:x="1.35069in" svg:y="1.52276in" svg:width="0.05666in" svg:height="0.22739in" draw:id="id33" draw:style-name="a33" draw:name="Rectangle 719"><svg:title/><svg:desc/><text:p text:style-name="Normal"><text:span text:style-name="T74"><text:s/></text:span></text:p><draw:enhanced-geometry draw:type="non-primitive" svg:viewBox="0 0 21600 21600" draw:enhanced-path="M 0 0 L 21600 0 21600 21600 0 21600 Z N"/></draw:custom-shape><draw:custom-shape svg:x="1.85069in" svg:y="1.52276in" svg:width="0.05666in" svg:height="0.22739in" draw:id="id34" draw:style-name="a34" draw:name="Rectangle 720"><svg:title/><svg:desc/><text:p text:style-name="Normal"><text:span text:style-name="T75"><text:s/></text:span></text:p><draw:enhanced-geometry draw:type="non-primitive" svg:viewBox="0 0 21600 21600" draw:enhanced-path="M 0 0 L 21600 0 21600 21600 0 21600 Z N"/></draw:custom-shape><draw:custom-shape svg:x="2.35097in" svg:y="1.52276in" svg:width="0.05666in" svg:height="0.22739in" draw:id="id35" draw:style-name="a35" draw:name="Rectangle 721"><svg:title/><svg:desc/><text:p text:style-name="Normal"><text:span text:style-name="T76"><text:s/></text:span></text:p><draw:enhanced-geometry draw:type="non-primitive" svg:viewBox="0 0 21600 21600" draw:enhanced-path="M 0 0 L 21600 0 21600 21600 0 21600 Z N"/></draw:custom-shape><draw:custom-shape svg:x="2.85097in" svg:y="1.52276in" svg:width="0.05666in" svg:height="0.22739in" draw:id="id36" draw:style-name="a36" draw:name="Rectangle 722"><svg:title/><svg:desc/><text:p text:style-name="Normal"><text:span text:style-name="T77"><text:s/></text:span></text:p><draw:enhanced-geometry draw:type="non-primitive" svg:viewBox="0 0 21600 21600" draw:enhanced-path="M 0 0 L 21600 0 21600 21600 0 21600 Z N"/></draw:custom-shape><draw:custom-shape svg:x="3.35097in" svg:y="1.52276in" svg:width="0.05666in" svg:height="0.22739in" draw:id="id37" draw:style-name="a37" draw:name="Rectangle 723"><svg:title/><svg:desc/><text:p text:style-name="Normal"><text:span text:style-name="T78"><text:s/></text:span></text:p><draw:enhanced-geometry draw:type="non-primitive" svg:viewBox="0 0 21600 21600" draw:enhanced-path="M 0 0 L 21600 0 21600 21600 0 21600 Z N"/></draw:custom-shape><draw:custom-shape svg:x="3.85139in" svg:y="1.52276in" svg:width="0.05666in" svg:height="0.22739in" draw:id="id38" draw:style-name="a38" draw:name="Rectangle 724"><svg:title/><svg:desc/><text:p text:style-name="Normal"><text:span text:style-name="T79"><text:s/></text:span></text:p><draw:enhanced-geometry draw:type="non-primitive" svg:viewBox="0 0 21600 21600" draw:enhanced-path="M 0 0 L 21600 0 21600 21600 0 21600 Z N"/></draw:custom-shape><draw:custom-shape svg:x="4.35139in" svg:y="1.52276in" svg:width="0.05666in" svg:height="0.22739in" draw:id="id39" draw:style-name="a39" draw:name="Rectangle 725"><svg:title/><svg:desc/><text:p text:style-name="Normal"><text:span text:style-name="T80"><text:s/></text:span></text:p><draw:enhanced-geometry draw:type="non-primitive" svg:viewBox="0 0 21600 21600" draw:enhanced-path="M 0 0 L 21600 0 21600 21600 0 21600 Z N"/></draw:custom-shape><draw:custom-shape svg:x="4.85167in" svg:y="1.52276in" svg:width="0.05666in" svg:height="0.22739in" draw:id="id40" draw:style-name="a40" draw:name="Rectangle 726"><svg:title/><svg:desc/><text:p text:style-name="Normal"><text:span text:style-name="T81"><text:s/></text:span></text:p><draw:enhanced-geometry draw:type="non-primitive" svg:viewBox="0 0 21600 21600" draw:enhanced-path="M 0 0 L 21600 0 21600 21600 0 21600 Z N"/></draw:custom-shape><draw:custom-shape svg:x="5.35167in" svg:y="1.52276in" svg:width="0.05666in" svg:height="0.22739in" draw:id="id41" draw:style-name="a41" draw:name="Rectangle 727"><svg:title/><svg:desc/><text:p text:style-name="Normal"><text:span text:style-name="T82"><text:s/></text:span></text:p><draw:enhanced-geometry draw:type="non-primitive" svg:viewBox="0 0 21600 21600" draw:enhanced-path="M 0 0 L 21600 0 21600 21600 0 21600 Z N"/></draw:custom-shape><draw:custom-shape svg:x="5.85195in" svg:y="1.52276in" svg:width="0.05666in" svg:height="0.22739in" draw:id="id42" draw:style-name="a42" draw:name="Rectangle 728"><svg:title/><svg:desc/><text:p text:style-name="Normal"><text:span text:style-name="T83"><text:s/></text:span></text:p><draw:enhanced-geometry draw:type="non-primitive" svg:viewBox="0 0 21600 21600" draw:enhanced-path="M 0 0 L 21600 0 21600 21600 0 21600 Z N"/></draw:custom-shape><draw:custom-shape svg:x="6.35195in" svg:y="1.52276in" svg:width="0.05666in" svg:height="0.22739in" draw:id="id43" draw:style-name="a43" draw:name="Rectangle 729"><svg:title/><svg:desc/><text:p text:style-name="Normal"><text:span text:style-name="T84"><text:s/></text:span></text:p><draw:enhanced-geometry draw:type="non-primitive" svg:viewBox="0 0 21600 21600" draw:enhanced-path="M 0 0 L 21600 0 21600 21600 0 21600 Z N"/></draw:custom-shape><draw:custom-shape svg:x="6.85195in" svg:y="1.52276in" svg:width="0.05666in" svg:height="0.22739in" draw:id="id44" draw:style-name="a44" draw:name="Rectangle 730"><svg:title/><svg:desc/><text:p text:style-name="Normal"><text:span text:style-name="T85"><text:s/></text:span></text:p><draw:enhanced-geometry draw:type="non-primitive" svg:viewBox="0 0 21600 21600" draw:enhanced-path="M 0 0 L 21600 0 21600 21600 0 21600 Z N"/></draw:custom-shape><draw:custom-shape svg:x="7.35236in" svg:y="1.52276in" svg:width="0.05666in" svg:height="0.22739in" draw:id="id45" draw:style-name="a45" draw:name="Rectangle 731"><svg:title/><svg:desc/><text:p text:style-name="Normal"><text:span text:style-name="T86"><text:s/></text:span></text:p><draw:enhanced-geometry draw:type="non-primitive" svg:viewBox="0 0 21600 21600" draw:enhanced-path="M 0 0 L 21600 0 21600 21600 0 21600 Z N"/></draw:custom-shape><draw:custom-shape svg:x="7.85236in" svg:y="1.52276in" svg:width="2.09035in" svg:height="0.22739in" draw:id="id46" draw:style-name="a46" draw:name="Rectangle 732"><svg:title/><svg:desc/><text:p text:style-name="Normal"><text:span text:style-name="T87">diet plan of each user</text:span></text:p><draw:enhanced-geometry draw:type="non-primitive" svg:viewBox="0 0 21600 21600" draw:enhanced-path="M 0 0 L 21600 0 21600 21600 0 21600 Z N"/></draw:custom-shape><draw:custom-shape svg:x="9.42306in" svg:y="1.52276in" svg:width="0.05666in" svg:height="0.22739in" draw:id="id47" draw:style-name="a47" draw:name="Rectangle 733"><svg:title/><svg:desc/><text:p text:style-name="Normal"><text:span text:style-name="T88"><text:s/></text:span></text:p><draw:enhanced-geometry draw:type="non-primitive" svg:viewBox="0 0 21600 21600" draw:enhanced-path="M 0 0 L 21600 0 21600 21600 0 21600 Z N"/></draw:custom-shape><draw:custom-shape svg:x="0.35033in" svg:y="1.82276in" svg:width="0.17193in" svg:height="0.22739in" draw:id="id48" draw:style-name="a48" draw:name="Rectangle 734"><svg:title/><svg:desc/><text:p text:style-name="Normal"><text:span text:style-name="T89"><text:s text:c="3"/></text:span></text:p><draw:enhanced-geometry draw:type="non-primitive" svg:viewBox="0 0 21600 21600" draw:enhanced-path="M 0 0 L 21600 0 21600 21600 0 21600 Z N"/></draw:custom-shape><draw:custom-shape svg:x="0.48033in" svg:y="1.82276in" svg:width="0.67641in" svg:height="0.22739in" draw:id="id49" draw:style-name="a49" draw:name="Rectangle 735"><svg:title/><svg:desc/><text:p text:style-name="Normal"><text:span text:style-name="T90"><text:s text:c="12"/></text:span></text:p><draw:enhanced-geometry draw:type="non-primitive" svg:viewBox="0 0 21600 21600" draw:enhanced-path="M 0 0 L 21600 0 21600 21600 0 21600 Z N"/></draw:custom-shape><draw:custom-shape svg:x="0.98694in" svg:y="1.82276in" svg:width="0.91216in" svg:height="0.22739in" draw:id="id50" draw:style-name="a50" draw:name="Rectangle 736"><svg:title/><svg:desc/><text:p text:style-name="Normal"><text:span text:style-name="T91">email, pw</text:span></text:p><draw:enhanced-geometry draw:type="non-primitive" svg:viewBox="0 0 21600 21600" draw:enhanced-path="M 0 0 L 21600 0 21600 21600 0 21600 Z N"/></draw:custom-shape><draw:custom-shape svg:x="1.67403in" svg:y="1.82276in" svg:width="0.05666in" svg:height="0.22739in" draw:id="id51" draw:style-name="a51" draw:name="Rectangle 737"><svg:title/><svg:desc/><text:p text:style-name="Normal"><text:span text:style-name="T92"><text:s/></text:span></text:p><draw:enhanced-geometry draw:type="non-primitive" svg:viewBox="0 0 21600 21600" draw:enhanced-path="M 0 0 L 21600 0 21600 21600 0 21600 Z N"/></draw:custom-shape><draw:custom-shape svg:x="0.35033in" svg:y="2.12304in" svg:width="0.05666in" svg:height="0.22739in" draw:id="id52" draw:style-name="a52" draw:name="Rectangle 738"><svg:title/><svg:desc/><text:p text:style-name="Normal"><text:span text:style-name="T93"><text:s/></text:span></text:p><draw:enhanced-geometry draw:type="non-primitive" svg:viewBox="0 0 21600 21600" draw:enhanced-path="M 0 0 L 21600 0 21600 21600 0 21600 Z N"/></draw:custom-shape><draw:custom-shape svg:x="0.35033in" svg:y="2.42304in" svg:width="0.05666in" svg:height="0.22739in" draw:id="id53" draw:style-name="a53" draw:name="Rectangle 739"><svg:title/><svg:desc/><text:p text:style-name="Normal"><text:span text:style-name="T94"><text:s/></text:span></text:p><draw:enhanced-geometry draw:type="non-primitive" svg:viewBox="0 0 21600 21600" draw:enhanced-path="M 0 0 L 21600 0 21600 21600 0 21600 Z N"/></draw:custom-shape><draw:custom-shape svg:x="0.35033in" svg:y="2.72637in" svg:width="0.05666in" svg:height="0.22739in" draw:id="id54" draw:style-name="a54" draw:name="Rectangle 740"><svg:title/><svg:desc/><text:p text:style-name="Normal"><text:span text:style-name="T95"><text:s/></text:span></text:p><draw:enhanced-geometry draw:type="non-primitive" svg:viewBox="0 0 21600 21600" draw:enhanced-path="M 0 0 L 21600 0 21600 21600 0 21600 Z N"/></draw:custom-shape><draw:custom-shape svg:x="0.35033in" svg:y="3.02679in" svg:width="0.05666in" svg:height="0.22739in" draw:id="id55" draw:style-name="a55" draw:name="Rectangle 741"><svg:title/><svg:desc/><text:p text:style-name="Normal"><text:span text:style-name="T96"><text:s/></text:span></text:p><draw:enhanced-geometry draw:type="non-primitive" svg:viewBox="0 0 21600 21600" draw:enhanced-path="M 0 0 L 21600 0 21600 21600 0 21600 Z N"/></draw:custom-shape><draw:custom-shape svg:x="0.35033in" svg:y="3.32679in" svg:width="0.05666in" svg:height="0.22739in" draw:id="id56" draw:style-name="a56" draw:name="Rectangle 742"><svg:title/><svg:desc/><text:p text:style-name="Normal"><text:span text:style-name="T97"><text:s/></text:span></text:p><draw:enhanced-geometry draw:type="non-primitive" svg:viewBox="0 0 21600 21600" draw:enhanced-path="M 0 0 L 21600 0 21600 21600 0 21600 Z N"/></draw:custom-shape><draw:custom-shape svg:x="0.35033in" svg:y="3.62679in" svg:width="0.05666in" svg:height="0.22739in" draw:id="id57" draw:style-name="a57" draw:name="Rectangle 743"><svg:title/><svg:desc/><text:p text:style-name="Normal"><text:span text:style-name="T98"><text:s/></text:span></text:p><draw:enhanced-geometry draw:type="non-primitive" svg:viewBox="0 0 21600 21600" draw:enhanced-path="M 0 0 L 21600 0 21600 21600 0 21600 Z N"/></draw:custom-shape><draw:custom-shape svg:x="0.35033in" svg:y="3.92707in" svg:width="4.73999in" svg:height="0.22739in" draw:id="id58" draw:style-name="a58" draw:name="Rectangle 744"><svg:title/><svg:desc/><text:p text:style-name="Normal"><text:span text:style-name="T99"><text:s text:c="84"/></text:span></text:p><draw:enhanced-geometry draw:type="non-primitive" svg:viewBox="0 0 21600 21600" draw:enhanced-path="M 0 0 L 21600 0 21600 21600 0 21600 Z N"/></draw:custom-shape><draw:custom-shape svg:x="3.91806in" svg:y="3.92707in" svg:width="0.05666in" svg:height="0.22739in" draw:id="id59" draw:style-name="a59" draw:name="Rectangle 745"><svg:title/><svg:desc/><text:p text:style-name="Normal"><text:span text:style-name="T100"><text:s/></text:span></text:p><draw:enhanced-geometry draw:type="non-primitive" svg:viewBox="0 0 21600 21600" draw:enhanced-path="M 0 0 L 21600 0 21600 21600 0 21600 Z N"/></draw:custom-shape><draw:custom-shape svg:x="0.35033in" svg:y="4.23043in" svg:width="2.99146in" svg:height="0.22739in" draw:id="id60" draw:style-name="a60" draw:name="Rectangle 746"><svg:title/><svg:desc/><text:p text:style-name="Normal"><text:span text:style-name="T101"><text:s text:c="53"/></text:span></text:p><draw:enhanced-geometry draw:type="non-primitive" svg:viewBox="0 0 21600 21600" draw:enhanced-path="M 0 0 L 21600 0 21600 21600 0 21600 Z N"/></draw:custom-shape><draw:custom-shape svg:x="2.60097in" svg:y="4.23043in" svg:width="1.71484in" svg:height="0.22739in" draw:id="id61" draw:style-name="a61" draw:name="Rectangle 747"><svg:title/><svg:desc/><text:p text:style-name="Normal"><text:span text:style-name="T102">capture or upload</text:span></text:p><draw:enhanced-geometry draw:type="non-primitive" svg:viewBox="0 0 21600 21600" draw:enhanced-path="M 0 0 L 21600 0 21600 21600 0 21600 Z N"/></draw:custom-shape><draw:custom-shape svg:x="3.88806in" svg:y="4.23043in" svg:width="0.05666in" svg:height="0.22739in" draw:id="id62" draw:style-name="a62" draw:name="Rectangle 748"><svg:title/><svg:desc/><text:p text:style-name="Normal"><text:span text:style-name="T103"><text:s/></text:span></text:p><draw:enhanced-geometry draw:type="non-primitive" svg:viewBox="0 0 21600 21600" draw:enhanced-path="M 0 0 L 21600 0 21600 21600 0 21600 Z N"/></draw:custom-shape><draw:custom-shape svg:x="0.35033in" svg:y="4.53043in" svg:width="0.05666in" svg:height="0.22739in" draw:id="id63" draw:style-name="a63" draw:name="Rectangle 749"><svg:title/><svg:desc/><text:p text:style-name="Normal"><text:span text:style-name="T104"><text:s/></text:span></text:p><draw:enhanced-geometry draw:type="non-primitive" svg:viewBox="0 0 21600 21600" draw:enhanced-path="M 0 0 L 21600 0 21600 21600 0 21600 Z N"/></draw:custom-shape><draw:custom-shape svg:x="0.85028in" svg:y="4.53043in" svg:width="0.05666in" svg:height="0.22739in" draw:id="id64" draw:style-name="a64" draw:name="Rectangle 750"><svg:title/><svg:desc/><text:p text:style-name="Normal"><text:span text:style-name="T105"><text:s/></text:span></text:p><draw:enhanced-geometry draw:type="non-primitive" svg:viewBox="0 0 21600 21600" draw:enhanced-path="M 0 0 L 21600 0 21600 21600 0 21600 Z N"/></draw:custom-shape><draw:custom-shape svg:x="1.35069in" svg:y="4.53043in" svg:width="0.05666in" svg:height="0.22739in" draw:id="id65" draw:style-name="a65" draw:name="Rectangle 751"><svg:title/><svg:desc/><text:p text:style-name="Normal"><text:span text:style-name="T106"><text:s/></text:span></text:p><draw:enhanced-geometry draw:type="non-primitive" svg:viewBox="0 0 21600 21600" draw:enhanced-path="M 0 0 L 21600 0 21600 21600 0 21600 Z N"/></draw:custom-shape><draw:custom-shape svg:x="1.85069in" svg:y="4.53043in" svg:width="0.05666in" svg:height="0.22739in" draw:id="id66" draw:style-name="a66" draw:name="Rectangle 752"><svg:title/><svg:desc/><text:p text:style-name="Normal"><text:span text:style-name="T107"><text:s/></text:span></text:p><draw:enhanced-geometry draw:type="non-primitive" svg:viewBox="0 0 21600 21600" draw:enhanced-path="M 0 0 L 21600 0 21600 21600 0 21600 Z N"/></draw:custom-shape><draw:custom-shape svg:x="2.35097in" svg:y="4.53043in" svg:width="0.05666in" svg:height="0.22739in" draw:id="id67" draw:style-name="a67" draw:name="Rectangle 753"><svg:title/><svg:desc/><text:p text:style-name="Normal"><text:span text:style-name="T108"><text:s/></text:span></text:p><draw:enhanced-geometry draw:type="non-primitive" svg:viewBox="0 0 21600 21600" draw:enhanced-path="M 0 0 L 21600 0 21600 21600 0 21600 Z N"/></draw:custom-shape><draw:custom-shape svg:x="2.85097in" svg:y="4.53043in" svg:width="0.05666in" svg:height="0.22739in" draw:id="id68" draw:style-name="a68" draw:name="Rectangle 754"><svg:title/><svg:desc/><text:p text:style-name="Normal"><text:span text:style-name="T109"><text:s/></text:span></text:p><draw:enhanced-geometry draw:type="non-primitive" svg:viewBox="0 0 21600 21600" draw:enhanced-path="M 0 0 L 21600 0 21600 21600 0 21600 Z N"/></draw:custom-shape><draw:custom-shape svg:x="3.35097in" svg:y="4.53043in" svg:width="0.56568in" svg:height="0.22739in" draw:id="id69" draw:style-name="a69" draw:name="Rectangle 755"><svg:title/><svg:desc/><text:p text:style-name="Normal"><text:span text:style-name="T110"><text:s text:c="10"/></text:span></text:p><draw:enhanced-geometry draw:type="non-primitive" svg:viewBox="0 0 21600 21600" draw:enhanced-path="M 0 0 L 21600 0 21600 21600 0 21600 Z N"/></draw:custom-shape><draw:custom-shape svg:x="3.77472in" svg:y="4.53043in" svg:width="0.05666in" svg:height="0.22739in" draw:id="id70" draw:style-name="a70" draw:name="Rectangle 756"><svg:title/><svg:desc/><text:p text:style-name="Normal"><text:span text:style-name="T111"><text:s/></text:span></text:p><draw:enhanced-geometry draw:type="non-primitive" svg:viewBox="0 0 21600 21600" draw:enhanced-path="M 0 0 L 21600 0 21600 21600 0 21600 Z N"/></draw:custom-shape><draw:custom-shape svg:x="4.16667in" svg:y="1.40111in" svg:width="1.78333in" svg:height="1.74167in" draw:id="id71" draw:style-name="a71" draw:name="Shape 757"><svg:title/><svg:desc/><draw:enhanced-geometry draw:type="non-primitive" svg:viewBox="0 0 1630680 1592580" draw:enhanced-path="M 265430 0 L 1365250 0 C 1511808 0 1630680 118872 1630680 265430 L 1630680 1327150 C 1630680 1473708 1511808 1592580 1365250 1592580 L 265430 1592580 C 118872 1592580 0 1473708 0 1327150 L 0 265430 C 0 118872 118872 0 26543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30680"/><draw:equation draw:name="f7" draw:formula="?f4 / 1592580"/><draw:equation draw:name="f8" draw:formula="0 / ?f6"/><draw:equation draw:name="f9" draw:formula="1630680 / ?f6"/><draw:equation draw:name="f10" draw:formula="0 / ?f7"/><draw:equation draw:name="f11" draw:formula="1592580 / ?f7"/></draw:enhanced-geometry></draw:custom-shape><draw:custom-shape svg:x="4.16667in" svg:y="1.40111in" svg:width="1.78333in" svg:height="1.74167in" draw:id="id72" draw:style-name="a72" draw:name="Shape 758"><svg:title/><svg:desc/><draw:enhanced-geometry draw:type="non-primitive" svg:viewBox="0 0 1630680 1592580" draw:enhanced-path="M 0 265430 C 0 118872 118872 0 265430 0 L 1365250 0 C 1511808 0 1630680 118872 1630680 265430 L 1630680 1327150 C 1630680 1473708 1511808 1592580 1365250 1592580 L 265430 1592580 C 118872 1592580 0 1473708 0 132715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30680"/><draw:equation draw:name="f7" draw:formula="?f4 / 1592580"/><draw:equation draw:name="f8" draw:formula="0 / ?f6"/><draw:equation draw:name="f9" draw:formula="1630680 / ?f6"/><draw:equation draw:name="f10" draw:formula="0 / ?f7"/><draw:equation draw:name="f11" draw:formula="1592580 / ?f7"/></draw:enhanced-geometry></draw:custom-shape><draw:custom-shape svg:x="4.99833in" svg:y="1.61608in" svg:width="0.1652in" svg:height="0.33119in" draw:id="id73" draw:style-name="a73" draw:name="Rectangle 759"><svg:title/><svg:desc/><text:p text:style-name="Normal"><text:span text:style-name="T112">0</text:span></text:p><draw:enhanced-geometry draw:type="non-primitive" svg:viewBox="0 0 21600 21600" draw:enhanced-path="M 0 0 L 21600 0 21600 21600 0 21600 Z N"/></draw:custom-shape><draw:custom-shape svg:x="5.12167in" svg:y="1.61608in" svg:width="0.08253in" svg:height="0.33119in" draw:id="id74" draw:style-name="a74" draw:name="Rectangle 760"><svg:title/><svg:desc/><text:p text:style-name="Normal"><text:span text:style-name="T113"><text:s/></text:span></text:p><draw:enhanced-geometry draw:type="non-primitive" svg:viewBox="0 0 21600 21600" draw:enhanced-path="M 0 0 L 21600 0 21600 21600 0 21600 Z N"/></draw:custom-shape><draw:custom-shape svg:x="4.50472in" svg:y="2.00302in" svg:width="1.55759in" svg:height="0.33119in" draw:id="id75" draw:style-name="a75" draw:name="Rectangle 761"><svg:title/><svg:desc/><text:p text:style-name="Normal"><text:span text:style-name="T114">Ai powered<text:s/></text:span></text:p><draw:enhanced-geometry draw:type="non-primitive" svg:viewBox="0 0 21600 21600" draw:enhanced-path="M 0 0 L 21600 0 21600 21600 0 21600 Z N"/></draw:custom-shape><draw:custom-shape svg:x="4.665in" svg:y="2.27969in" svg:width="1.1367in" svg:height="0.33119in" draw:id="id76" draw:style-name="a76" draw:name="Rectangle 762"><svg:title/><svg:desc/><text:p text:style-name="Normal"><text:span text:style-name="T115">nutrition<text:s/></text:span></text:p><draw:enhanced-geometry draw:type="non-primitive" svg:viewBox="0 0 21600 21600" draw:enhanced-path="M 0 0 L 21600 0 21600 21600 0 21600 Z N"/></draw:custom-shape><draw:custom-shape svg:x="4.64167in" svg:y="2.55302in" svg:width="1.11388in" svg:height="0.33119in" draw:id="id77" draw:style-name="a77" draw:name="Rectangle 763"><svg:title/><svg:desc/><text:p text:style-name="Normal"><text:span text:style-name="T116">analyzer</text:span></text:p><draw:enhanced-geometry draw:type="non-primitive" svg:viewBox="0 0 21600 21600" draw:enhanced-path="M 0 0 L 21600 0 21600 21600 0 21600 Z N"/></draw:custom-shape><draw:custom-shape svg:x="5.48167in" svg:y="2.55302in" svg:width="0.08253in" svg:height="0.33119in" draw:id="id78" draw:style-name="a78" draw:name="Rectangle 764"><svg:title/><svg:desc/><text:p text:style-name="Normal"><text:span text:style-name="T117"><text:s/></text:span></text:p><draw:enhanced-geometry draw:type="non-primitive" svg:viewBox="0 0 21600 21600" draw:enhanced-path="M 0 0 L 21600 0 21600 21600 0 21600 Z N"/></draw:custom-shape><draw:custom-shape svg:x="4.15833in" svg:y="1.93444in" svg:width="1.79167in" svg:height="0.00833in" draw:id="id79" draw:style-name="a79" draw:name="Shape 765"><svg:title/><svg:desc/><draw:enhanced-geometry draw:type="non-primitive" svg:viewBox="0 0 1638300 7620" draw:enhanced-path="M 0 7620 L 163830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38300"/><draw:equation draw:name="f7" draw:formula="?f4 / 7620"/><draw:equation draw:name="f8" draw:formula="0 / ?f6"/><draw:equation draw:name="f9" draw:formula="1638300 / ?f6"/><draw:equation draw:name="f10" draw:formula="0 / ?f7"/><draw:equation draw:name="f11" draw:formula="7620 / ?f7"/></draw:enhanced-geometry></draw:custom-shape><draw:custom-shape svg:x="0in" svg:y="0.58444in" svg:width="1.6in" svg:height="0.55in" draw:id="id80" draw:style-name="a80" draw:name="Shape 9628"><svg:title/><svg:desc/><draw:enhanced-geometry draw:type="non-primitive" svg:viewBox="0 0 1463040 502920" draw:enhanced-path="M 0 0 L 1463040 0 1463040 502920 0 50292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63040"/><draw:equation draw:name="f7" draw:formula="?f4 / 502920"/><draw:equation draw:name="f8" draw:formula="0 / ?f6"/><draw:equation draw:name="f9" draw:formula="1463040 / ?f6"/><draw:equation draw:name="f10" draw:formula="0 / ?f7"/><draw:equation draw:name="f11" draw:formula="502920 / ?f7"/></draw:enhanced-geometry></draw:custom-shape><draw:custom-shape svg:x="0in" svg:y="0.58444in" svg:width="1.6in" svg:height="0.55in" draw:id="id81" draw:style-name="a81" draw:name="Shape 767"><svg:title/><svg:desc/><draw:enhanced-geometry draw:type="non-primitive" svg:viewBox="0 0 1463040 502920" draw:enhanced-path="M 0 502920 L 1463040 502920 1463040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63040"/><draw:equation draw:name="f7" draw:formula="?f4 / 502920"/><draw:equation draw:name="f8" draw:formula="0 / ?f6"/><draw:equation draw:name="f9" draw:formula="1463040 / ?f6"/><draw:equation draw:name="f10" draw:formula="0 / ?f7"/><draw:equation draw:name="f11" draw:formula="502920 / ?f7"/></draw:enhanced-geometry></draw:custom-shape><draw:custom-shape svg:x="0.06667in" svg:y="0.65944in" svg:width="1.66667in" svg:height="0.54167in" draw:id="id82" draw:style-name="a82" draw:name="Shape 9629"><svg:title/><svg:desc/><draw:enhanced-geometry draw:type="non-primitive" svg:viewBox="0 0 1524000 495300" draw:enhanced-path="M 0 0 L 1524000 0 1524000 495300 0 4953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000"/><draw:equation draw:name="f7" draw:formula="?f4 / 495300"/><draw:equation draw:name="f8" draw:formula="0 / ?f6"/><draw:equation draw:name="f9" draw:formula="1524000 / ?f6"/><draw:equation draw:name="f10" draw:formula="0 / ?f7"/><draw:equation draw:name="f11" draw:formula="495300 / ?f7"/></draw:enhanced-geometry></draw:custom-shape><draw:custom-shape svg:x="0.06667in" svg:y="0.65944in" svg:width="1.66667in" svg:height="0.54167in" draw:id="id83" draw:style-name="a83" draw:name="Shape 769"><svg:title/><svg:desc/><draw:enhanced-geometry draw:type="non-primitive" svg:viewBox="0 0 1524000 495300" draw:enhanced-path="M 0 495300 L 1524000 495300 1524000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000"/><draw:equation draw:name="f7" draw:formula="?f4 / 495300"/><draw:equation draw:name="f8" draw:formula="0 / ?f6"/><draw:equation draw:name="f9" draw:formula="1524000 / ?f6"/><draw:equation draw:name="f10" draw:formula="0 / ?f7"/><draw:equation draw:name="f11" draw:formula="495300 / ?f7"/></draw:enhanced-geometry></draw:custom-shape><draw:frame draw:id="id84" draw:style-name="a84" draw:name="Picture 9269" svg:x="0.69222in" svg:y="0.82319in" svg:width="0.42333in" svg:height="0.12in" style:rel-width="scale" style:rel-height="scale"><draw:image xlink:href="media/image1.png" xlink:type="simple" xlink:show="embed" xlink:actuate="onLoad"/><svg:title/><svg:desc/></draw:frame><draw:custom-shape svg:x="0.69033in" svg:y="0.77958in" svg:width="0.55309in" svg:height="0.2619in" draw:id="id85" draw:style-name="a85" draw:name="Rectangle 772"><svg:title/><svg:desc/><text:p text:style-name="Normal"><text:span text:style-name="T118">users</text:span></text:p><draw:enhanced-geometry draw:type="non-primitive" svg:viewBox="0 0 21600 21600" draw:enhanced-path="M 0 0 L 21600 0 21600 21600 0 21600 Z N"/></draw:custom-shape><draw:custom-shape svg:x="1.11069in" svg:y="0.77958in" svg:width="0.05811in" svg:height="0.2619in" draw:id="id86" draw:style-name="a86" draw:name="Rectangle 773"><svg:title/><svg:desc/><text:p text:style-name="Normal"><text:span text:style-name="T119"><text:s/></text:span></text:p><draw:enhanced-geometry draw:type="non-primitive" svg:viewBox="0 0 21600 21600" draw:enhanced-path="M 0 0 L 21600 0 21600 21600 0 21600 Z N"/></draw:custom-shape><draw:custom-shape svg:x="0.325in" svg:y="2.25111in" svg:width="1.625in" svg:height="0.55833in" draw:id="id87" draw:style-name="a87" draw:name="Shape 774"><svg:title/><svg:desc/><draw:enhanced-geometry draw:type="non-primitive" svg:viewBox="0 0 1485900 510540" draw:enhanced-path="M 85090 0 L 1400810 0 C 1447800 0 1485900 38100 1485900 85090 L 1485900 425450 C 1485900 472440 1447800 510540 1400810 510540 L 85090 510540 C 38100 510540 0 472440 0 425450 L 0 85090 C 0 38100 38100 0 8509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510540"/><draw:equation draw:name="f8" draw:formula="0 / ?f6"/><draw:equation draw:name="f9" draw:formula="1485900 / ?f6"/><draw:equation draw:name="f10" draw:formula="0 / ?f7"/><draw:equation draw:name="f11" draw:formula="510540 / ?f7"/></draw:enhanced-geometry></draw:custom-shape><draw:custom-shape svg:x="0.325in" svg:y="2.25111in" svg:width="1.625in" svg:height="0.55833in" draw:id="id88" draw:style-name="a88" draw:name="Shape 775"><svg:title/><svg:desc/><draw:enhanced-geometry draw:type="non-primitive" svg:viewBox="0 0 1485900 510540" draw:enhanced-path="M 0 85090 C 0 38100 38100 0 85090 0 L 1400810 0 C 1447800 0 1485900 38100 1485900 85090 L 1485900 425450 C 1485900 472440 1447800 510540 1400810 510540 L 85090 510540 C 38100 510540 0 472440 0 42545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510540"/><draw:equation draw:name="f8" draw:formula="0 / ?f6"/><draw:equation draw:name="f9" draw:formula="1485900 / ?f6"/><draw:equation draw:name="f10" draw:formula="0 / ?f7"/><draw:equation draw:name="f11" draw:formula="510540 / ?f7"/></draw:enhanced-geometry></draw:custom-shape><draw:custom-shape svg:x="0.54033in" svg:y="2.38681in" svg:width="0.69092in" svg:height="0.2619in" draw:id="id89" draw:style-name="a89" draw:name="Rectangle 776"><svg:title/><svg:desc/><text:p text:style-name="Normal"><text:span text:style-name="T120">Create</text:span></text:p><draw:enhanced-geometry draw:type="non-primitive" svg:viewBox="0 0 21600 21600" draw:enhanced-path="M 0 0 L 21600 0 21600 21600 0 21600 Z N"/></draw:custom-shape><draw:custom-shape svg:x="1.06028in" svg:y="2.38681in" svg:width="0.05811in" svg:height="0.2619in" draw:id="id90" draw:style-name="a90" draw:name="Rectangle 777"><svg:title/><svg:desc/><text:p text:style-name="Normal"><text:span text:style-name="T121"><text:s/></text:span></text:p><draw:enhanced-geometry draw:type="non-primitive" svg:viewBox="0 0 21600 21600" draw:enhanced-path="M 0 0 L 21600 0 21600 21600 0 21600 Z N"/></draw:custom-shape><draw:custom-shape svg:x="1.10403in" svg:y="2.38681in" svg:width="0.83825in" svg:height="0.2619in" draw:id="id91" draw:style-name="a91" draw:name="Rectangle 778"><svg:title/><svg:desc/><text:p text:style-name="Normal"><text:span text:style-name="T122">account</text:span></text:p><draw:enhanced-geometry draw:type="non-primitive" svg:viewBox="0 0 21600 21600" draw:enhanced-path="M 0 0 L 21600 0 21600 21600 0 21600 Z N"/></draw:custom-shape><draw:custom-shape svg:x="1.73736in" svg:y="2.38681in" svg:width="0.05811in" svg:height="0.2619in" draw:id="id92" draw:style-name="a92" draw:name="Rectangle 779"><svg:title/><svg:desc/><text:p text:style-name="Normal"><text:span text:style-name="T123"><text:s/></text:span></text:p><draw:enhanced-geometry draw:type="non-primitive" svg:viewBox="0 0 21600 21600" draw:enhanced-path="M 0 0 L 21600 0 21600 21600 0 21600 Z N"/></draw:custom-shape><draw:custom-shape svg:x="0.90764in" svg:y="1.18444in" svg:width="0.08333in" svg:height="1.05in" draw:id="id93" draw:style-name="a93" draw:name="Shape 780"><svg:title/><svg:desc/><draw:enhanced-geometry draw:type="non-primitive" svg:viewBox="0 0 76200 960120" draw:enhanced-path="M 24765 0 L 37465 0 44476 883877 76200 883666 38735 960120 0 884174 31777 883962 2476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00"/><draw:equation draw:name="f7" draw:formula="?f4 / 960120"/><draw:equation draw:name="f8" draw:formula="0 / ?f6"/><draw:equation draw:name="f9" draw:formula="76200 / ?f6"/><draw:equation draw:name="f10" draw:formula="0 / ?f7"/><draw:equation draw:name="f11" draw:formula="960120 / ?f7"/></draw:enhanced-geometry></draw:custom-shape><draw:custom-shape svg:x="1.95in" svg:y="2.41819in" svg:width="2.21667in" svg:height="0.08333in" draw:id="id94" draw:style-name="a94" draw:name="Shape 781"><svg:title/><svg:desc/><draw:enhanced-geometry draw:type="non-primitive" svg:viewBox="0 0 2026920 76200" draw:enhanced-path="M 1950593 0 L 2026920 37719 1950847 76200 1950741 44371 0 51689 0 38989 1950699 31671 1950593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26920"/><draw:equation draw:name="f7" draw:formula="?f4 / 76200"/><draw:equation draw:name="f8" draw:formula="0 / ?f6"/><draw:equation draw:name="f9" draw:formula="2026920 / ?f6"/><draw:equation draw:name="f10" draw:formula="0 / ?f7"/><draw:equation draw:name="f11" draw:formula="76200 / ?f7"/></draw:enhanced-geometry></draw:custom-shape><draw:custom-shape svg:x="0.48333in" svg:y="3.47611in" svg:width="1.625in" svg:height="0.53333in" draw:id="id95" draw:style-name="a95" draw:name="Shape 782"><svg:title/><svg:desc/><draw:enhanced-geometry draw:type="non-primitive" svg:viewBox="0 0 1485900 487680" draw:enhanced-path="M 81280 0 L 1404620 0 C 1449451 0 1485900 36449 1485900 81280 L 1485900 406400 C 1485900 451358 1449451 487680 1404620 487680 L 81280 487680 C 36385 487680 0 451358 0 406400 L 0 81280 C 0 36449 36385 0 8128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487680"/><draw:equation draw:name="f8" draw:formula="0 / ?f6"/><draw:equation draw:name="f9" draw:formula="1485900 / ?f6"/><draw:equation draw:name="f10" draw:formula="0 / ?f7"/><draw:equation draw:name="f11" draw:formula="487680 / ?f7"/></draw:enhanced-geometry></draw:custom-shape><draw:custom-shape svg:x="0.48333in" svg:y="3.47611in" svg:width="1.625in" svg:height="0.53333in" draw:id="id96" draw:style-name="a96" draw:name="Shape 783"><svg:title/><svg:desc/><draw:enhanced-geometry draw:type="non-primitive" svg:viewBox="0 0 1485900 487680" draw:enhanced-path="M 0 81280 C 0 36449 36385 0 81280 0 L 1404620 0 C 1449451 0 1485900 36449 1485900 81280 L 1485900 406400 C 1485900 451358 1449451 487680 1404620 487680 L 81280 487680 C 36385 487680 0 451358 0 4064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487680"/><draw:equation draw:name="f8" draw:formula="0 / ?f6"/><draw:equation draw:name="f9" draw:formula="1485900 / ?f6"/><draw:equation draw:name="f10" draw:formula="0 / ?f7"/><draw:equation draw:name="f11" draw:formula="487680 / ?f7"/></draw:enhanced-geometry></draw:custom-shape><draw:custom-shape svg:x="1.08736in" svg:y="3.60056in" svg:width="0.61609in" svg:height="0.2619in" draw:id="id97" draw:style-name="a97" draw:name="Rectangle 784"><svg:title/><svg:desc/><text:p text:style-name="Normal"><text:span text:style-name="T124">Login<text:s/></text:span></text:p><draw:enhanced-geometry draw:type="non-primitive" svg:viewBox="0 0 21600 21600" draw:enhanced-path="M 0 0 L 21600 0 21600 21600 0 21600 Z N"/></draw:custom-shape><draw:custom-shape svg:x="1.55403in" svg:y="3.60056in" svg:width="0.05811in" svg:height="0.2619in" draw:id="id98" draw:style-name="a98" draw:name="Rectangle 785"><svg:title/><svg:desc/><text:p text:style-name="Normal"><text:span text:style-name="T125"><text:s/></text:span></text:p><draw:enhanced-geometry draw:type="non-primitive" svg:viewBox="0 0 21600 21600" draw:enhanced-path="M 0 0 L 21600 0 21600 21600 0 21600 Z N"/></draw:custom-shape><draw:custom-shape svg:x="2.10833in" svg:y="2.58681in" svg:width="2.06181in" svg:height="1.22264in" draw:id="id99" draw:style-name="a99" draw:name="Shape 786"><svg:title/><svg:desc/><draw:enhanced-geometry draw:type="non-primitive" svg:viewBox="0 0 1885315 1117981" draw:enhanced-path="M 1878965 0 L 1885315 10922 68835 1084727 84963 1112012 0 1117981 46228 1046480 62374 1073796 187896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85315"/><draw:equation draw:name="f7" draw:formula="?f4 / 1117981"/><draw:equation draw:name="f8" draw:formula="0 / ?f6"/><draw:equation draw:name="f9" draw:formula="1885315 / ?f6"/><draw:equation draw:name="f10" draw:formula="0 / ?f7"/><draw:equation draw:name="f11" draw:formula="1117981 / ?f7"/></draw:enhanced-geometry></draw:custom-shape><draw:custom-shape svg:x="2.00833in" svg:y="4.46229in" svg:width="1.625in" svg:height="0.56667in" draw:id="id100" draw:style-name="a100" draw:name="Shape 787"><svg:title/><svg:desc/><draw:enhanced-geometry draw:type="non-primitive" svg:viewBox="0 0 1485900 518161" draw:enhanced-path="M 86360 0 L 1399540 0 C 1447292 0 1485900 38672 1485900 86361 L 1485900 431800 C 1485900 479502 1447292 518161 1399540 518161 L 86360 518161 C 38608 518161 0 479502 0 431800 L 0 86361 C 0 38672 38608 0 8636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518161"/><draw:equation draw:name="f8" draw:formula="0 / ?f6"/><draw:equation draw:name="f9" draw:formula="1485900 / ?f6"/><draw:equation draw:name="f10" draw:formula="0 / ?f7"/><draw:equation draw:name="f11" draw:formula="518161 / ?f7"/></draw:enhanced-geometry></draw:custom-shape><draw:custom-shape svg:x="2.00833in" svg:y="4.46229in" svg:width="1.625in" svg:height="0.56667in" draw:id="id101" draw:style-name="a101" draw:name="Shape 788"><svg:title/><svg:desc/><draw:enhanced-geometry draw:type="non-primitive" svg:viewBox="0 0 1485900 518161" draw:enhanced-path="M 0 86361 C 0 38672 38608 0 86360 0 L 1399540 0 C 1447292 0 1485900 38672 1485900 86361 L 1485900 431800 C 1485900 479502 1447292 518161 1399540 518161 L 86360 518161 C 38608 518161 0 479502 0 4318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518161"/><draw:equation draw:name="f8" draw:formula="0 / ?f6"/><draw:equation draw:name="f9" draw:formula="1485900 / ?f6"/><draw:equation draw:name="f10" draw:formula="0 / ?f7"/><draw:equation draw:name="f11" draw:formula="518161 / ?f7"/></draw:enhanced-geometry></draw:custom-shape><draw:custom-shape svg:x="2.20736in" svg:y="4.62453in" svg:width="0.99193in" svg:height="0.20772in" draw:id="id102" draw:style-name="a102" draw:name="Rectangle 789"><svg:title/><svg:desc/><text:p text:style-name="Normal">Input image</text:p><draw:enhanced-geometry draw:type="non-primitive" svg:viewBox="0 0 21600 21600" draw:enhanced-path="M 0 0 L 21600 0 21600 21600 0 21600 Z N"/></draw:custom-shape><draw:custom-shape svg:x="2.95431in" svg:y="4.62453in" svg:width="0.04609in" svg:height="0.20772in" draw:id="id103" draw:style-name="a103" draw:name="Rectangle 790"><svg:title/><svg:desc/><text:p text:style-name="Normal"><text:s/></text:p><draw:enhanced-geometry draw:type="non-primitive" svg:viewBox="0 0 21600 21600" draw:enhanced-path="M 0 0 L 21600 0 21600 21600 0 21600 Z N"/></draw:custom-shape><draw:custom-shape svg:x="2.98764in" svg:y="4.62453in" svg:width="0.59487in" svg:height="0.20772in" draw:id="id104" draw:style-name="a104" draw:name="Rectangle 791"><svg:title/><svg:desc/><text:p text:style-name="Normal">of food</text:p><draw:enhanced-geometry draw:type="non-primitive" svg:viewBox="0 0 21600 21600" draw:enhanced-path="M 0 0 L 21600 0 21600 21600 0 21600 Z N"/></draw:custom-shape><draw:custom-shape svg:x="3.43472in" svg:y="4.62453in" svg:width="0.04609in" svg:height="0.20772in" draw:id="id105" draw:style-name="a105" draw:name="Rectangle 792"><svg:title/><svg:desc/><text:p text:style-name="Normal"><text:s/></text:p><draw:enhanced-geometry draw:type="non-primitive" svg:viewBox="0 0 21600 21600" draw:enhanced-path="M 0 0 L 21600 0 21600 21600 0 21600 Z N"/></draw:custom-shape><draw:custom-shape svg:x="7.95in" svg:y="0.3525in" svg:width="1.66667in" svg:height="0.54167in" draw:id="id106" draw:style-name="a106" draw:name="Shape 9630"><svg:title/><svg:desc/><draw:enhanced-geometry draw:type="non-primitive" svg:viewBox="0 0 1524000 495300" draw:enhanced-path="M 0 0 L 1524000 0 1524000 495300 0 4953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000"/><draw:equation draw:name="f7" draw:formula="?f4 / 495300"/><draw:equation draw:name="f8" draw:formula="0 / ?f6"/><draw:equation draw:name="f9" draw:formula="1524000 / ?f6"/><draw:equation draw:name="f10" draw:formula="0 / ?f7"/><draw:equation draw:name="f11" draw:formula="495300 / ?f7"/></draw:enhanced-geometry></draw:custom-shape><draw:custom-shape svg:x="7.95in" svg:y="0.3525in" svg:width="1.66667in" svg:height="0.54167in" draw:id="id107" draw:style-name="a107" draw:name="Shape 794"><svg:title/><svg:desc/><draw:enhanced-geometry draw:type="non-primitive" svg:viewBox="0 0 1524000 495300" draw:enhanced-path="M 0 495300 L 1524000 495300 1524000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000"/><draw:equation draw:name="f7" draw:formula="?f4 / 495300"/><draw:equation draw:name="f8" draw:formula="0 / ?f6"/><draw:equation draw:name="f9" draw:formula="1524000 / ?f6"/><draw:equation draw:name="f10" draw:formula="0 / ?f7"/><draw:equation draw:name="f11" draw:formula="495300 / ?f7"/></draw:enhanced-geometry></draw:custom-shape><draw:frame draw:id="id108" draw:style-name="a108" draw:name="Picture 796" svg:x="8.67667in" svg:y="0.41319in" svg:width="0.3075in" svg:height="0.34083in" style:rel-width="scale" style:rel-height="scale"><draw:image xlink:href="media/image2.png" xlink:type="simple" xlink:show="embed" xlink:actuate="onLoad"/><svg:title/><svg:desc/></draw:frame><draw:custom-shape svg:x="8.78597in" svg:y="0.48958in" svg:width="0.04609in" svg:height="0.20772in" draw:id="id109" draw:style-name="a109" draw:name="Rectangle 797"><svg:title/><svg:desc/><text:p text:style-name="Normal"><text:s/></text:p><draw:enhanced-geometry draw:type="non-primitive" svg:viewBox="0 0 21600 21600" draw:enhanced-path="M 0 0 L 21600 0 21600 21600 0 21600 Z N"/></draw:custom-shape><draw:custom-shape svg:x="8.04167in" svg:y="0.44417in" svg:width="1.66667in" svg:height="0.54167in" draw:id="id110" draw:style-name="a110" draw:name="Shape 9631"><svg:title/><svg:desc/><draw:enhanced-geometry draw:type="non-primitive" svg:viewBox="0 0 1524000 495300" draw:enhanced-path="M 0 0 L 1524000 0 1524000 495300 0 4953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000"/><draw:equation draw:name="f7" draw:formula="?f4 / 495300"/><draw:equation draw:name="f8" draw:formula="0 / ?f6"/><draw:equation draw:name="f9" draw:formula="1524000 / ?f6"/><draw:equation draw:name="f10" draw:formula="0 / ?f7"/><draw:equation draw:name="f11" draw:formula="495300 / ?f7"/></draw:enhanced-geometry></draw:custom-shape><draw:custom-shape svg:x="8.04167in" svg:y="0.44417in" svg:width="1.66667in" svg:height="0.54167in" draw:id="id111" draw:style-name="a111" draw:name="Shape 799"><svg:title/><svg:desc/><draw:enhanced-geometry draw:type="non-primitive" svg:viewBox="0 0 1524000 495300" draw:enhanced-path="M 0 495300 L 1524000 495300 1524000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000"/><draw:equation draw:name="f7" draw:formula="?f4 / 495300"/><draw:equation draw:name="f8" draw:formula="0 / ?f6"/><draw:equation draw:name="f9" draw:formula="1524000 / ?f6"/><draw:equation draw:name="f10" draw:formula="0 / ?f7"/><draw:equation draw:name="f11" draw:formula="495300 / ?f7"/></draw:enhanced-geometry></draw:custom-shape><draw:frame draw:id="id112" draw:style-name="a112" draw:name="Picture 9268" svg:x="8.67889in" svg:y="0.58431in" svg:width="0.39667in" svg:height="0.13333in" style:rel-width="scale" style:rel-height="scale"><draw:image xlink:href="media/image3.png" xlink:type="simple" xlink:show="embed" xlink:actuate="onLoad"/><svg:title/><svg:desc/></draw:frame><draw:custom-shape svg:x="8.68264in" svg:y="0.58625in" svg:width="0.52329in" svg:height="0.20772in" draw:id="id113" draw:style-name="a113" draw:name="Rectangle 802"><svg:title/><svg:desc/><text:p text:style-name="Normal">admin</text:p><draw:enhanced-geometry draw:type="non-primitive" svg:viewBox="0 0 21600 21600" draw:enhanced-path="M 0 0 L 21600 0 21600 21600 0 21600 Z N"/></draw:custom-shape><draw:custom-shape svg:x="9.07264in" svg:y="0.58625in" svg:width="0.04609in" svg:height="0.20772in" draw:id="id114" draw:style-name="a114" draw:name="Rectangle 803"><svg:title/><svg:desc/><text:p text:style-name="Normal"><text:s/></text:p><draw:enhanced-geometry draw:type="non-primitive" svg:viewBox="0 0 21600 21600" draw:enhanced-path="M 0 0 L 21600 0 21600 21600 0 21600 Z N"/></draw:custom-shape><draw:custom-shape svg:x="3.62736in" svg:y="3.14278in" svg:width="0.98097in" svg:height="1.62031in" draw:id="id115" draw:style-name="a115" draw:name="Shape 804"><svg:title/><svg:desc/><draw:enhanced-geometry draw:type="non-primitive" svg:viewBox="0 0 897001 1481608" draw:enhanced-path="M 897001 0 L 890270 84963 863108 68581 10922 1481608 0 1475041 852234 62023 824992 45593 897001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97001"/><draw:equation draw:name="f7" draw:formula="?f4 / 1481608"/><draw:equation draw:name="f8" draw:formula="0 / ?f6"/><draw:equation draw:name="f9" draw:formula="897001 / ?f6"/><draw:equation draw:name="f10" draw:formula="0 / ?f7"/><draw:equation draw:name="f11" draw:formula="1481608 / ?f7"/></draw:enhanced-geometry></draw:custom-shape><draw:custom-shape svg:x="5.40833in" svg:y="4.49563in" svg:width="1.85833in" svg:height="0.425in" draw:id="id116" draw:style-name="a116" draw:name="Shape 805"><svg:title/><svg:desc/><draw:enhanced-geometry draw:type="non-primitive" svg:viewBox="0 0 1699260 388620" draw:enhanced-path="M 64770 0 L 1634490 0 C 1670304 0 1699260 29007 1699260 64770 L 1699260 323850 C 1699260 359626 1670304 388620 1634490 388620 L 64770 388620 C 28956 388620 0 359626 0 323850 L 0 64770 C 0 29007 28956 0 6477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99260"/><draw:equation draw:name="f7" draw:formula="?f4 / 388620"/><draw:equation draw:name="f8" draw:formula="0 / ?f6"/><draw:equation draw:name="f9" draw:formula="1699260 / ?f6"/><draw:equation draw:name="f10" draw:formula="0 / ?f7"/><draw:equation draw:name="f11" draw:formula="388620 / ?f7"/></draw:enhanced-geometry></draw:custom-shape><draw:custom-shape svg:x="5.40833in" svg:y="4.49563in" svg:width="1.85833in" svg:height="0.425in" draw:id="id117" draw:style-name="a117" draw:name="Shape 806"><svg:title/><svg:desc/><draw:enhanced-geometry draw:type="non-primitive" svg:viewBox="0 0 1699260 388620" draw:enhanced-path="M 0 64770 C 0 29007 28956 0 64770 0 L 1634490 0 C 1670304 0 1699260 29007 1699260 64770 L 1699260 323850 C 1699260 359626 1670304 388620 1634490 388620 L 64770 388620 C 28956 388620 0 359626 0 32385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99260"/><draw:equation draw:name="f7" draw:formula="?f4 / 388620"/><draw:equation draw:name="f8" draw:formula="0 / ?f6"/><draw:equation draw:name="f9" draw:formula="1699260 / ?f6"/><draw:equation draw:name="f10" draw:formula="0 / ?f7"/><draw:equation draw:name="f11" draw:formula="388620 / ?f7"/></draw:enhanced-geometry></draw:custom-shape><draw:custom-shape svg:x="5.635in" svg:y="4.61119in" svg:width="1.87639in" svg:height="0.20772in" draw:id="id118" draw:style-name="a118" draw:name="Rectangle 807"><svg:title/><svg:desc/><text:p text:style-name="Normal">Process image using AI</text:p><draw:enhanced-geometry draw:type="non-primitive" svg:viewBox="0 0 21600 21600" draw:enhanced-path="M 0 0 L 21600 0 21600 21600 0 21600 Z N"/></draw:custom-shape><draw:custom-shape svg:x="7.0457in" svg:y="4.61119in" svg:width="0.04609in" svg:height="0.20772in" draw:id="id119" draw:style-name="a119" draw:name="Rectangle 808"><svg:title/><svg:desc/><text:p text:style-name="Normal"><text:s/></text:p><draw:enhanced-geometry draw:type="non-primitive" svg:viewBox="0 0 21600 21600" draw:enhanced-path="M 0 0 L 21600 0 21600 21600 0 21600 Z N"/></draw:custom-shape><draw:custom-shape svg:x="5.95611in" svg:y="2.29458in" svg:width="1.23556in" svg:height="0.43597in" draw:id="id120" draw:style-name="a120" draw:name="Shape 809"><svg:title/><svg:desc/><draw:enhanced-geometry draw:type="non-primitive" svg:viewBox="0 0 1129792 398653" draw:enhanced-path="M 4064 0 L 1059666 356639 1069848 326517 1129792 386969 1045464 398653 1055589 368700 0 12065 406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29792"/><draw:equation draw:name="f7" draw:formula="?f4 / 398653"/><draw:equation draw:name="f8" draw:formula="0 / ?f6"/><draw:equation draw:name="f9" draw:formula="1129792 / ?f6"/><draw:equation draw:name="f10" draw:formula="0 / ?f7"/><draw:equation draw:name="f11" draw:formula="398653 / ?f7"/></draw:enhanced-geometry></draw:custom-shape><draw:custom-shape svg:x="5.01056in" svg:y="3.12292in" svg:width="0.73944in" svg:height="1.3699in" draw:id="id121" draw:style-name="a121" draw:name="Shape 810"><svg:title/><svg:desc/><draw:enhanced-geometry draw:type="non-primitive" svg:viewBox="0 0 676148 1252639" draw:enhanced-path="M 11176 0 L 645756 1182491 673735 1167486 676148 1252639 606552 1203516 634575 1188487 0 5969 11176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6148"/><draw:equation draw:name="f7" draw:formula="?f4 / 1252639"/><draw:equation draw:name="f8" draw:formula="0 / ?f6"/><draw:equation draw:name="f9" draw:formula="676148 / ?f6"/><draw:equation draw:name="f10" draw:formula="0 / ?f7"/><draw:equation draw:name="f11" draw:formula="1252639 / ?f7"/></draw:enhanced-geometry></draw:custom-shape><draw:custom-shape svg:x="7.2in" svg:y="2.48097in" svg:width="1.625in" svg:height="0.58333in" draw:id="id122" draw:style-name="a122" draw:name="Shape 811"><svg:title/><svg:desc/><draw:enhanced-geometry draw:type="non-primitive" svg:viewBox="0 0 1485900 533400" draw:enhanced-path="M 88900 0 L 1397000 0 C 1446149 0 1485900 39878 1485900 88900 L 1485900 444500 C 1485900 493649 1446149 533400 1397000 533400 L 88900 533400 C 39751 533400 0 493649 0 444500 L 0 88900 C 0 39878 39751 0 889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533400"/><draw:equation draw:name="f8" draw:formula="0 / ?f6"/><draw:equation draw:name="f9" draw:formula="1485900 / ?f6"/><draw:equation draw:name="f10" draw:formula="0 / ?f7"/><draw:equation draw:name="f11" draw:formula="533400 / ?f7"/></draw:enhanced-geometry></draw:custom-shape><draw:custom-shape svg:x="7.2in" svg:y="2.48097in" svg:width="1.625in" svg:height="0.58333in" draw:id="id123" draw:style-name="a123" draw:name="Shape 812"><svg:title/><svg:desc/><draw:enhanced-geometry draw:type="non-primitive" svg:viewBox="0 0 1485900 533400" draw:enhanced-path="M 0 88900 C 0 39878 39751 0 88900 0 L 1397000 0 C 1446149 0 1485900 39878 1485900 88900 L 1485900 444500 C 1485900 493649 1446149 533400 1397000 533400 L 88900 533400 C 39751 533400 0 493649 0 4445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533400"/><draw:equation draw:name="f8" draw:formula="0 / ?f6"/><draw:equation draw:name="f9" draw:formula="1485900 / ?f6"/><draw:equation draw:name="f10" draw:formula="0 / ?f7"/><draw:equation draw:name="f11" draw:formula="533400 / ?f7"/></draw:enhanced-geometry></draw:custom-shape><draw:custom-shape svg:x="7.47236in" svg:y="2.60014in" svg:width="1.49055in" svg:height="0.20772in" draw:id="id124" draw:style-name="a124" draw:name="Rectangle 813"><svg:title/><svg:desc/><text:p text:style-name="Normal">Generates fitness<text:s/></text:p><draw:enhanced-geometry draw:type="non-primitive" svg:viewBox="0 0 21600 21600" draw:enhanced-path="M 0 0 L 21600 0 21600 21600 0 21600 Z N"/></draw:custom-shape><draw:custom-shape svg:x="7.81903in" svg:y="2.80347in" svg:width="0.52513in" svg:height="0.20772in" draw:id="id125" draw:style-name="a125" draw:name="Rectangle 814"><svg:title/><svg:desc/><text:p text:style-name="Normal">report</text:p><draw:enhanced-geometry draw:type="non-primitive" svg:viewBox="0 0 21600 21600" draw:enhanced-path="M 0 0 L 21600 0 21600 21600 0 21600 Z N"/></draw:custom-shape><draw:custom-shape svg:x="8.21264in" svg:y="2.80347in" svg:width="0.04609in" svg:height="0.20772in" draw:id="id126" draw:style-name="a126" draw:name="Rectangle 815"><svg:title/><svg:desc/><text:p text:style-name="Normal"><text:s/></text:p><draw:enhanced-geometry draw:type="non-primitive" svg:viewBox="0 0 21600 21600" draw:enhanced-path="M 0 0 L 21600 0 21600 21600 0 21600 Z N"/></draw:custom-shape><draw:custom-shape svg:x="6.96667in" svg:y="3.33444in" svg:width="1.625in" svg:height="0.85006in" draw:id="id127" draw:style-name="a127" draw:name="Shape 816"><svg:title/><svg:desc/><draw:enhanced-geometry draw:type="non-primitive" svg:viewBox="0 0 1485900 777291" draw:enhanced-path="M 129539 0 L 1356360 0 C 1427861 0 1485900 58039 1485900 129540 L 1485900 647700 C 1485900 719328 1427861 777291 1356360 777291 L 129539 777291 C 58038 777291 0 719328 0 647700 L 0 129540 C 0 58039 58038 0 129539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777291"/><draw:equation draw:name="f8" draw:formula="0 / ?f6"/><draw:equation draw:name="f9" draw:formula="1485900 / ?f6"/><draw:equation draw:name="f10" draw:formula="0 / ?f7"/><draw:equation draw:name="f11" draw:formula="777291 / ?f7"/></draw:enhanced-geometry></draw:custom-shape><draw:custom-shape svg:x="6.96667in" svg:y="3.33444in" svg:width="1.625in" svg:height="0.85006in" draw:id="id128" draw:style-name="a128" draw:name="Shape 817"><svg:title/><svg:desc/><draw:enhanced-geometry draw:type="non-primitive" svg:viewBox="0 0 1485900 777291" draw:enhanced-path="M 0 129540 C 0 58039 58038 0 129539 0 L 1356360 0 C 1427861 0 1485900 58039 1485900 129540 L 1485900 647700 C 1485900 719328 1427861 777291 1356360 777291 L 129539 777291 C 58038 777291 0 719328 0 6477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777291"/><draw:equation draw:name="f8" draw:formula="0 / ?f6"/><draw:equation draw:name="f9" draw:formula="1485900 / ?f6"/><draw:equation draw:name="f10" draw:formula="0 / ?f7"/><draw:equation draw:name="f11" draw:formula="777291 / ?f7"/></draw:enhanced-geometry></draw:custom-shape><draw:custom-shape svg:x="7.18569in" svg:y="3.46722in" svg:width="1.63188in" svg:height="0.20772in" draw:id="id129" draw:style-name="a129" draw:name="Rectangle 818"><svg:title/><svg:desc/><text:p text:style-name="Normal">Calculates vitamins<text:s/></text:p><draw:enhanced-geometry draw:type="non-primitive" svg:viewBox="0 0 21600 21600" draw:enhanced-path="M 0 0 L 21600 0 21600 21600 0 21600 Z N"/></draw:custom-shape><draw:custom-shape svg:x="7.36569in" svg:y="3.66722in" svg:width="1.15426in" svg:height="0.20772in" draw:id="id130" draw:style-name="a130" draw:name="Rectangle 819"><svg:title/><svg:desc/><text:p text:style-name="Normal">and nutrients<text:s/></text:p><draw:enhanced-geometry draw:type="non-primitive" svg:viewBox="0 0 21600 21600" draw:enhanced-path="M 0 0 L 21600 0 21600 21600 0 21600 Z N"/></draw:custom-shape><draw:custom-shape svg:x="7.18569in" svg:y="3.87417in" svg:width="1.57844in" svg:height="0.20772in" draw:id="id131" draw:style-name="a131" draw:name="Rectangle 820"><svg:title/><svg:desc/><text:p text:style-name="Normal">present in the food</text:p><draw:enhanced-geometry draw:type="non-primitive" svg:viewBox="0 0 21600 21600" draw:enhanced-path="M 0 0 L 21600 0 21600 21600 0 21600 Z N"/></draw:custom-shape><draw:custom-shape svg:x="8.37597in" svg:y="3.87417in" svg:width="0.04609in" svg:height="0.20772in" draw:id="id132" draw:style-name="a132" draw:name="Rectangle 821"><svg:title/><svg:desc/><text:p text:style-name="Normal"><text:s/></text:p><draw:enhanced-geometry draw:type="non-primitive" svg:viewBox="0 0 21600 21600" draw:enhanced-path="M 0 0 L 21600 0 21600 21600 0 21600 Z N"/></draw:custom-shape><draw:custom-shape svg:x="5.71444in" svg:y="3.12792in" svg:width="1.23556in" svg:height="0.43611in" draw:id="id133" draw:style-name="a133" draw:name="Shape 822"><svg:title/><svg:desc/><draw:enhanced-geometry draw:type="non-primitive" svg:viewBox="0 0 1129792 398780" draw:enhanced-path="M 4064 0 L 1059682 356645 1069848 326517 1129792 386969 1045464 398780 1055612 368708 0 12065 406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29792"/><draw:equation draw:name="f7" draw:formula="?f4 / 398780"/><draw:equation draw:name="f8" draw:formula="0 / ?f6"/><draw:equation draw:name="f9" draw:formula="1129792 / ?f6"/><draw:equation draw:name="f10" draw:formula="0 / ?f7"/><draw:equation draw:name="f11" draw:formula="398780 / ?f7"/></draw:enhanced-geometry></draw:custom-shape><draw:custom-shape svg:x="5.95in" svg:y="0.71167in" svg:width="1.98667in" svg:height="1.07278in" draw:id="id134" draw:style-name="a134" draw:name="Shape 823"><svg:title/><svg:desc/><draw:enhanced-geometry draw:type="non-primitive" svg:viewBox="0 0 1816608 980948" draw:enhanced-path="M 1810512 0 L 1816608 11176 70111 950423 85217 978408 0 980948 49022 911352 64093 939273 1810512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16608"/><draw:equation draw:name="f7" draw:formula="?f4 / 980948"/><draw:equation draw:name="f8" draw:formula="0 / ?f6"/><draw:equation draw:name="f9" draw:formula="1816608 / ?f6"/><draw:equation draw:name="f10" draw:formula="0 / ?f7"/><draw:equation draw:name="f11" draw:formula="980948 / ?f7"/></draw:enhanced-geometry></draw:custom-shape><draw:custom-shape svg:x="3.55833in" svg:y="0.35111in" svg:width="1.625in" svg:height="0.4in" draw:id="id135" draw:style-name="a135" draw:name="Shape 824"><svg:title/><svg:desc/><draw:enhanced-geometry draw:type="non-primitive" svg:viewBox="0 0 1485900 365760" draw:enhanced-path="M 60960 0 L 1424940 0 C 1458595 0 1485900 27305 1485900 60960 L 1485900 304800 C 1485900 338455 1458595 365760 1424940 365760 L 60960 365760 C 27305 365760 0 338455 0 304800 L 0 60960 C 0 27305 27305 0 6096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365760"/><draw:equation draw:name="f8" draw:formula="0 / ?f6"/><draw:equation draw:name="f9" draw:formula="1485900 / ?f6"/><draw:equation draw:name="f10" draw:formula="0 / ?f7"/><draw:equation draw:name="f11" draw:formula="365760 / ?f7"/></draw:enhanced-geometry></draw:custom-shape><draw:custom-shape svg:x="3.55833in" svg:y="0.35111in" svg:width="1.625in" svg:height="0.4in" draw:id="id136" draw:style-name="a136" draw:name="Shape 825"><svg:title/><svg:desc/><draw:enhanced-geometry draw:type="non-primitive" svg:viewBox="0 0 1485900 365760" draw:enhanced-path="M 0 60960 C 0 27305 27305 0 60960 0 L 1424940 0 C 1458595 0 1485900 27305 1485900 60960 L 1485900 304800 C 1485900 338455 1458595 365760 1424940 365760 L 60960 365760 C 27305 365760 0 338455 0 3048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5900"/><draw:equation draw:name="f7" draw:formula="?f4 / 365760"/><draw:equation draw:name="f8" draw:formula="0 / ?f6"/><draw:equation draw:name="f9" draw:formula="1485900 / ?f6"/><draw:equation draw:name="f10" draw:formula="0 / ?f7"/><draw:equation draw:name="f11" draw:formula="365760 / ?f7"/></draw:enhanced-geometry></draw:custom-shape><draw:custom-shape svg:x="4.09806in" svg:y="0.46625in" svg:width="0.72357in" svg:height="0.2619in" draw:id="id137" draw:style-name="a137" draw:name="Rectangle 826"><svg:title/><svg:desc/><text:p text:style-name="Normal"><text:span text:style-name="T126">Logout</text:span></text:p><draw:enhanced-geometry draw:type="non-primitive" svg:viewBox="0 0 21600 21600" draw:enhanced-path="M 0 0 L 21600 0 21600 21600 0 21600 Z N"/></draw:custom-shape><draw:custom-shape svg:x="4.645in" svg:y="0.46625in" svg:width="0.05811in" svg:height="0.2619in" draw:id="id138" draw:style-name="a138" draw:name="Rectangle 827"><svg:title/><svg:desc/><text:p text:style-name="Normal"><text:span text:style-name="T127"><text:s/></text:span></text:p><draw:enhanced-geometry draw:type="non-primitive" svg:viewBox="0 0 21600 21600" draw:enhanced-path="M 0 0 L 21600 0 21600 21600 0 21600 Z N"/></draw:custom-shape><draw:custom-shape svg:x="4.81431in" svg:y="0.75944in" svg:width="0.09125in" svg:height="0.62972in" draw:id="id139" draw:style-name="a139" draw:name="Shape 828"><svg:title/><svg:desc/><draw:enhanced-geometry draw:type="non-primitive" svg:viewBox="0 0 83439 575818" draw:enhanced-path="M 32004 0 L 75946 73025 44298 75512 83439 574802 70739 575818 31607 76510 0 78994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439"/><draw:equation draw:name="f7" draw:formula="?f4 / 575818"/><draw:equation draw:name="f8" draw:formula="0 / ?f6"/><draw:equation draw:name="f9" draw:formula="83439 / ?f6"/><draw:equation draw:name="f10" draw:formula="0 / ?f7"/><draw:equation draw:name="f11" draw:formula="575818 / ?f7"/></draw:enhanced-geometry></draw:custom-shape></draw:g></text:p>
      <text:p text:style-name="P128"><text:span text:style-name="T129">User Stories</text:span><text:span text:style-name="T130"><text:s/>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<text:span text:style-name="T142">User Type<text:s/></text:span></text:p>
          </table:table-cell>
          <table:table-cell table:style-name="TableCell143">
            <text:p text:style-name="P144"><text:span text:style-name="T145">Functional<text:s/></text:span></text:p>
            <text:p text:style-name="P146"><text:span text:style-name="T147">Requirement<text:s/></text:span></text:p>
            <text:p text:style-name="P148"><text:span text:style-name="T149">(Epic)<text:s/></text:span></text:p>
          </table:table-cell>
          <table:table-cell table:style-name="TableCell150">
            <text:p text:style-name="P151"><text:span text:style-name="T152">User Story Number<text:s/></text:span></text:p>
          </table:table-cell>
          <table:table-cell table:style-name="TableCell153">
            <text:p text:style-name="P154"><text:span text:style-name="T155">User Story / Task<text:s/></text:span></text:p>
          </table:table-cell>
          <table:table-cell table:style-name="TableCell156">
            <text:p text:style-name="P157"><text:span text:style-name="T158">Acceptance criteria <text:s/></text:span></text:p>
          </table:table-cell>
          <table:table-cell table:style-name="TableCell159">
            <text:p text:style-name="P160"><text:span text:style-name="T161">Priority<text:s/></text:span></text:p>
          </table:table-cell>
          <table:table-cell table:style-name="TableCell162">
            <text:p text:style-name="P163"><text:span text:style-name="T164">Release<text:s/></text:span></text:p>
          </table:table-cell>
        </table:table-row>
        <table:table-row table:style-name="TableRow165">
          <table:table-cell table:style-name="TableCell166">
            <text:p text:style-name="P167"><text:span text:style-name="T168">Customer<text:s/></text:span></text:p>
            <text:p text:style-name="P169"><text:span text:style-name="T170">(Mobile user)<text:s/></text:span></text:p>
          </table:table-cell>
          <table:table-cell table:style-name="TableCell171">
            <text:p text:style-name="P172"><text:span text:style-name="T173">Registration<text:s/></text:span></text:p>
          </table:table-cell>
          <table:table-cell table:style-name="TableCell174">
            <text:p text:style-name="P175"><text:span text:style-name="T176">USN-1<text:s/></text:span></text:p>
          </table:table-cell>
          <table:table-cell table:style-name="TableCell177">
            <text:p text:style-name="P178"><text:span text:style-name="T179">As a user, I can register for the application by entering my email, password, and confirming my password.<text:s/></text:span></text:p>
          </table:table-cell>
          <table:table-cell table:style-name="TableCell180">
            <text:p text:style-name="P181"><text:span text:style-name="T182">I can access my account / dashboard<text:s/></text:span></text:p>
          </table:table-cell>
          <table:table-cell table:style-name="TableCell183">
            <text:p text:style-name="P184"><text:span text:style-name="T185">High<text:s/></text:span></text:p>
          </table:table-cell>
          <table:table-cell table:style-name="TableCell186">
            <text:p text:style-name="P187"><text:span text:style-name="T188">Sprint-1<text:s/></text:span></text:p>
          </table:table-cell>
        </table:table-row>
        <table:table-row table:style-name="TableRow189">
          <table:table-cell table:style-name="TableCell190">
            <text:p text:style-name="P191"><text:span text:style-name="T192"><text:s/></text:span></text:p>
          </table:table-cell>
          <table:table-cell table:style-name="TableCell193">
            <text:p text:style-name="P194"><text:span text:style-name="T195"><text:s/></text:span></text:p>
          </table:table-cell>
          <table:table-cell table:style-name="TableCell196">
            <text:p text:style-name="P197"><text:span text:style-name="T198">USN-2<text:s/></text:span></text:p>
          </table:table-cell>
          <table:table-cell table:style-name="TableCell199">
            <text:p text:style-name="P200"><text:span text:style-name="T201">As a user, I will receive confirmation email once I have registered for the application<text:s/></text:span></text:p>
          </table:table-cell>
          <table:table-cell table:style-name="TableCell202">
            <text:p text:style-name="P203"><text:span text:style-name="T204">I can receive confirmation email &amp; click confirm<text:s/></text:span></text:p>
          </table:table-cell>
          <table:table-cell table:style-name="TableCell205">
            <text:p text:style-name="P206"><text:span text:style-name="T207">High<text:s/></text:span></text:p>
          </table:table-cell>
          <table:table-cell table:style-name="TableCell208">
            <text:p text:style-name="P209"><text:span text:style-name="T210">Sprint-1<text:s/></text:span></text:p>
          </table:table-cell>
        </table:table-row>
        <table:table-row table:style-name="TableRow211">
          <table:table-cell table:style-name="TableCell212">
            <text:p text:style-name="P213"><text:span text:style-name="T214"><text:s/></text:span></text:p>
          </table:table-cell>
          <table:table-cell table:style-name="TableCell215">
            <text:p text:style-name="P216"><text:span text:style-name="T217"><text:s/></text:span></text:p>
          </table:table-cell>
          <table:table-cell table:style-name="TableCell218">
            <text:p text:style-name="P219"><text:span text:style-name="T220">USN-3<text:s/></text:span></text:p>
          </table:table-cell>
          <table:table-cell table:style-name="TableCell221">
            <text:p text:style-name="P222"><text:span text:style-name="T223">As a user, I can register for the application through Facebook<text:s/></text:span></text:p>
          </table:table-cell>
          <table:table-cell table:style-name="TableCell224">
            <text:p text:style-name="P225"><text:span text:style-name="T226">I can register &amp; access the dashboard with Facebook<text:s/></text:span></text:p>
            <text:p text:style-name="P227"><text:span text:style-name="T228">Login<text:s/></text:span></text:p>
          </table:table-cell>
          <table:table-cell table:style-name="TableCell229">
            <text:p text:style-name="P230"><text:span text:style-name="T231">Low<text:s/></text:span></text:p>
          </table:table-cell>
          <table:table-cell table:style-name="TableCell232">
            <text:p text:style-name="P233"><text:span text:style-name="T234">Sprint-2<text:s/></text:span></text:p>
          </table:table-cell>
        </table:table-row>
        <table:table-row table:style-name="TableRow235">
          <table:table-cell table:style-name="TableCell236">
            <text:p text:style-name="P237"><text:span text:style-name="T238"><text:s/></text:span></text:p>
          </table:table-cell>
          <table:table-cell table:style-name="TableCell239">
            <text:p text:style-name="P240"><text:span text:style-name="T241"><text:s/></text:span></text:p>
          </table:table-cell>
          <table:table-cell table:style-name="TableCell242">
            <text:p text:style-name="P243"><text:span text:style-name="T244">USN-4<text:s/></text:span></text:p>
          </table:table-cell>
          <table:table-cell table:style-name="TableCell245">
            <text:p text:style-name="P246"><text:span text:style-name="T247">As a user, I can register for the application through Gmail<text:s/></text:span></text:p>
          </table:table-cell>
          <table:table-cell table:style-name="TableCell248">
            <text:p text:style-name="P249"><text:span text:style-name="T250"><text:s/></text:span></text:p>
          </table:table-cell>
          <table:table-cell table:style-name="TableCell251">
            <text:p text:style-name="P252"><text:span text:style-name="T253">Medium<text:s/></text:span></text:p>
          </table:table-cell>
          <table:table-cell table:style-name="TableCell254">
            <text:p text:style-name="P255"><text:span text:style-name="T256">Sprint-1<text:s/></text:span></text:p>
          </table:table-cell>
        </table:table-row>
        <table:table-row table:style-name="TableRow257">
          <table:table-cell table:style-name="TableCell258">
            <text:p text:style-name="P259"><text:span text:style-name="T260"><text:s/></text:span></text:p>
          </table:table-cell>
          <table:table-cell table:style-name="TableCell261">
            <text:p text:style-name="P262"><text:span text:style-name="T263">Login<text:s/></text:span></text:p>
          </table:table-cell>
          <table:table-cell table:style-name="TableCell264">
            <text:p text:style-name="P265"><text:span text:style-name="T266">USN-5<text:s/></text:span></text:p>
          </table:table-cell>
          <table:table-cell table:style-name="TableCell267">
            <text:p text:style-name="P268"><text:span text:style-name="T269">As a user, I can log into the application by entering email &amp; password<text:s/></text:span></text:p>
          </table:table-cell>
          <table:table-cell table:style-name="TableCell270">
            <text:p text:style-name="P271"><text:span text:style-name="T272"><text:s/></text:span></text:p>
          </table:table-cell>
          <table:table-cell table:style-name="TableCell273">
            <text:p text:style-name="P274"><text:span text:style-name="T275">High<text:s/></text:span></text:p>
          </table:table-cell>
          <table:table-cell table:style-name="TableCell276">
            <text:p text:style-name="P277"><text:span text:style-name="T278">Sprint-1<text:s/></text:span></text:p>
          </table:table-cell>
        </table:table-row>
        <table:table-row table:style-name="TableRow279">
          <table:table-cell table:style-name="TableCell280">
            <text:p text:style-name="P281"><text:span text:style-name="T282"><text:s/></text:span></text:p>
          </table:table-cell>
          <table:table-cell table:style-name="TableCell283">
            <text:p text:style-name="P284"><text:span text:style-name="T285">Dashboard<text:s/></text:span></text:p>
          </table:table-cell>
          <table:table-cell table:style-name="TableCell286">
            <text:p text:style-name="P287"><text:span text:style-name="T288">USN-6 <text:s/></text:span></text:p>
          </table:table-cell>
          <table:table-cell table:style-name="TableCell289">
            <text:p text:style-name="P290"><text:span text:style-name="T291">As a user, I can edit my profile details <text:s/></text:span></text:p>
          </table:table-cell>
          <table:table-cell table:style-name="TableCell292">
            <text:p text:style-name="P293"><text:span text:style-name="T294"><text:s/></text:span></text:p>
          </table:table-cell>
          <table:table-cell table:style-name="TableCell295">
            <text:p text:style-name="P296"><text:span text:style-name="T297">Medium <text:s/></text:span></text:p>
          </table:table-cell>
          <table:table-cell table:style-name="TableCell298">
            <text:p text:style-name="P299"><text:span text:style-name="T300">Sprint-2<text:s/></text:span></text:p>
          </table:table-cell>
        </table:table-row>
        <table:table-row table:style-name="TableRow301">
          <table:table-cell table:style-name="TableCell302">
            <text:p text:style-name="P303"><text:span text:style-name="T304">Customer (Web user)<text:s/></text:span></text:p>
          </table:table-cell>
          <table:table-cell table:style-name="TableCell305">
            <text:p text:style-name="P306"><text:span text:style-name="T307">Registration<text:s/></text:span></text:p>
          </table:table-cell>
          <table:table-cell table:style-name="TableCell308">
            <text:p text:style-name="P309"><text:span text:style-name="T310">USN-7<text:s/></text:span></text:p>
          </table:table-cell>
          <table:table-cell table:style-name="TableCell311">
            <text:p text:style-name="P312"><text:span text:style-name="T313">As a user, I can register for the application by entering my email, password, and confirming my password.<text:s/></text:span></text:p>
          </table:table-cell>
          <table:table-cell table:style-name="TableCell314">
            <text:p text:style-name="P315"><text:span text:style-name="T316">I can access my account / dashboard<text:s/></text:span></text:p>
          </table:table-cell>
          <table:table-cell table:style-name="TableCell317">
            <text:p text:style-name="P318"><text:span text:style-name="T319">High<text:s/></text:span></text:p>
          </table:table-cell>
          <table:table-cell table:style-name="TableCell320">
            <text:p text:style-name="P321"><text:span text:style-name="T322">Sprint-1<text:s/></text:span></text:p>
          </table:table-cell>
        </table:table-row>
        <table:table-row table:style-name="TableRow323">
          <table:table-cell table:style-name="TableCell324">
            <text:p text:style-name="P325"><text:span text:style-name="T326"><text:s/></text:span></text:p>
          </table:table-cell>
          <table:table-cell table:style-name="TableCell327">
            <text:p text:style-name="P328"><text:span text:style-name="T329"><text:s/></text:span></text:p>
          </table:table-cell>
          <table:table-cell table:style-name="TableCell330">
            <text:p text:style-name="P331"><text:span text:style-name="T332">USN-8<text:s/></text:span></text:p>
          </table:table-cell>
          <table:table-cell table:style-name="TableCell333">
            <text:p text:style-name="P334"><text:span text:style-name="T335">As a user, I will receive confirmation email once I have registered for the application<text:s/></text:span></text:p>
          </table:table-cell>
          <table:table-cell table:style-name="TableCell336">
            <text:p text:style-name="P337"><text:span text:style-name="T338">I can receive confirmation email &amp; click confirm<text:s/></text:span></text:p>
          </table:table-cell>
          <table:table-cell table:style-name="TableCell339">
            <text:p text:style-name="P340"><text:span text:style-name="T341">High<text:s/></text:span></text:p>
          </table:table-cell>
          <table:table-cell table:style-name="TableCell342">
            <text:p text:style-name="P343"><text:span text:style-name="T344">Sprint-1<text:s/></text:span></text:p>
          </table:table-cell>
        </table:table-row>
        <table:table-row table:style-name="TableRow345">
          <table:table-cell table:style-name="TableCell346">
            <text:p text:style-name="P347"><text:span text:style-name="T348"><text:s/></text:span></text:p>
          </table:table-cell>
          <table:table-cell table:style-name="TableCell349">
            <text:p text:style-name="P350"><text:span text:style-name="T351"><text:s/></text:span></text:p>
          </table:table-cell>
          <table:table-cell table:style-name="TableCell352">
            <text:p text:style-name="P353"><text:span text:style-name="T354">USN-9<text:s/></text:span></text:p>
          </table:table-cell>
          <table:table-cell table:style-name="TableCell355">
            <text:p text:style-name="P356"><text:span text:style-name="T357">As a user, I can register for the application through Facebook<text:s/></text:span></text:p>
          </table:table-cell>
          <table:table-cell table:style-name="TableCell358">
            <text:p text:style-name="P359"><text:span text:style-name="T360">I can register &amp; access the dashboard with Facebook<text:s/></text:span></text:p>
            <text:p text:style-name="P361"><text:span text:style-name="T362">Login<text:s/></text:span></text:p>
          </table:table-cell>
          <table:table-cell table:style-name="TableCell363">
            <text:p text:style-name="P364"><text:span text:style-name="T365">Low<text:s/></text:span></text:p>
          </table:table-cell>
          <table:table-cell table:style-name="TableCell366">
            <text:p text:style-name="P367"><text:span text:style-name="T368">Sprint-2<text:s/></text:span></text:p>
          </table:table-cell>
        </table:table-row>
        <table:table-row table:style-name="TableRow369">
          <table:table-cell table:style-name="TableCell370">
            <text:p text:style-name="P371"><text:span text:style-name="T372"><text:s/></text:span></text:p>
          </table:table-cell>
          <table:table-cell table:style-name="TableCell373">
            <text:p text:style-name="P374"><text:span text:style-name="T375"><text:s/></text:span></text:p>
          </table:table-cell>
          <table:table-cell table:style-name="TableCell376">
            <text:p text:style-name="P377"><text:span text:style-name="T378">USN-10<text:s/></text:span></text:p>
          </table:table-cell>
          <table:table-cell table:style-name="TableCell379">
            <text:p text:style-name="P380"><text:span text:style-name="T381">As a user, I can register for the application through Gmail<text:s/></text:span></text:p>
          </table:table-cell>
          <table:table-cell table:style-name="TableCell382">
            <text:p text:style-name="P383"><text:span text:style-name="T384"><text:s/></text:span></text:p>
          </table:table-cell>
          <table:table-cell table:style-name="TableCell385">
            <text:p text:style-name="P386"><text:span text:style-name="T387">Medium<text:s/></text:span></text:p>
          </table:table-cell>
          <table:table-cell table:style-name="TableCell388">
            <text:p text:style-name="P389"><text:span text:style-name="T390">Sprint-1<text:s/></text:span></text:p>
          </table:table-cell>
        </table:table-row>
        <table:table-row table:style-name="TableRow391">
          <table:table-cell table:style-name="TableCell392">
            <text:p text:style-name="P393"><text:span text:style-name="T394"><text:s/></text:span></text:p>
          </table:table-cell>
          <table:table-cell table:style-name="TableCell395">
            <text:p text:style-name="P396"><text:span text:style-name="T397">Login<text:s/></text:span></text:p>
          </table:table-cell>
          <table:table-cell table:style-name="TableCell398">
            <text:p text:style-name="P399"><text:span text:style-name="T400">USN-11<text:s/></text:span></text:p>
          </table:table-cell>
          <table:table-cell table:style-name="TableCell401">
            <text:p text:style-name="P402"><text:span text:style-name="T403">As a user, I can log into the application by entering email &amp; password<text:s/></text:span></text:p>
          </table:table-cell>
          <table:table-cell table:style-name="TableCell404">
            <text:p text:style-name="P405"><text:span text:style-name="T406"><text:s/></text:span></text:p>
          </table:table-cell>
          <table:table-cell table:style-name="TableCell407">
            <text:p text:style-name="P408"><text:span text:style-name="T409">High<text:s/></text:span></text:p>
          </table:table-cell>
          <table:table-cell table:style-name="TableCell410">
            <text:p text:style-name="P411"><text:span text:style-name="T412">Sprint-1<text:s/></text:span></text:p>
          </table:table-cell>
        </table:table-row>
        <table:table-row table:style-name="TableRow413">
          <table:table-cell table:style-name="TableCell414">
            <text:p text:style-name="P415"><text:span text:style-name="T416"><text:s/></text:span></text:p>
          </table:table-cell>
          <table:table-cell table:style-name="TableCell417">
            <text:p text:style-name="P418"><text:span text:style-name="T419">Dashboard<text:s/></text:span></text:p>
          </table:table-cell>
          <table:table-cell table:style-name="TableCell420">
            <text:p text:style-name="P421"><text:span text:style-name="T422">USN-12<text:s/></text:span></text:p>
          </table:table-cell>
          <table:table-cell table:style-name="TableCell423">
            <text:p text:style-name="P424"><text:span text:style-name="T425">As a user, I can edit my profile details <text:s/></text:span></text:p>
          </table:table-cell>
          <table:table-cell table:style-name="TableCell426">
            <text:p text:style-name="P427"><text:span text:style-name="T428"><text:s/></text:span></text:p>
          </table:table-cell>
          <table:table-cell table:style-name="TableCell429">
            <text:p text:style-name="P430"><text:span text:style-name="T431">Medium <text:s/></text:span></text:p>
          </table:table-cell>
          <table:table-cell table:style-name="TableCell432">
            <text:p text:style-name="P433"><text:span text:style-name="T434">Sprint-2<text:s/></text:span></text:p>
          </table:table-cell>
        </table:table-row>
        <table:table-row table:style-name="TableRow435">
          <table:table-cell table:style-name="TableCell436">
            <text:p text:style-name="P437"><text:span text:style-name="T438">Customer Care Executive<text:s/></text:span></text:p>
          </table:table-cell>
          <table:table-cell table:style-name="TableCell439">
            <text:p text:style-name="P440"><text:span text:style-name="T441">Queries<text:s/></text:span></text:p>
          </table:table-cell>
          <table:table-cell table:style-name="TableCell442">
            <text:p text:style-name="P443"><text:span text:style-name="T444">USN-13<text:s/></text:span></text:p>
          </table:table-cell>
          <table:table-cell table:style-name="TableCell445">
            <text:p text:style-name="P446"><text:span text:style-name="T447">As a user, I can raise and submit their queries in the Q&amp;A section<text:s/></text:span></text:p>
          </table:table-cell>
          <table:table-cell table:style-name="TableCell448">
            <text:p text:style-name="P449"><text:span text:style-name="T450">I can raise the queries how to use the application in Q&amp;A.<text:s/></text:span></text:p>
          </table:table-cell>
          <table:table-cell table:style-name="TableCell451">
            <text:p text:style-name="P452"><text:span text:style-name="T453">Medium<text:s/></text:span></text:p>
          </table:table-cell>
          <table:table-cell table:style-name="TableCell454">
            <text:p text:style-name="P455"><text:span text:style-name="T456">Sprint-1<text:s/></text:span></text:p>
          </table:table-cell>
        </table:table-row>
        <table:table-row table:style-name="TableRow457">
          <table:table-cell table:style-name="TableCell458">
            <text:p text:style-name="P459"><text:span text:style-name="T460"><text:s/></text:span></text:p>
          </table:table-cell>
          <table:table-cell table:style-name="TableCell461">
            <text:p text:style-name="P462"><text:span text:style-name="T463">Diet plans<text:s/></text:span></text:p>
          </table:table-cell>
          <table:table-cell table:style-name="TableCell464">
            <text:p text:style-name="P465"><text:span text:style-name="T466">USN-14<text:s/></text:span></text:p>
          </table:table-cell>
          <table:table-cell table:style-name="TableCell467">
            <text:p text:style-name="P468"><text:span text:style-name="T469">As an executive, I must give the right nutrition with proper diet plans<text:s/></text:span></text:p>
          </table:table-cell>
          <table:table-cell table:style-name="TableCell470">
            <text:p text:style-name="P471"><text:span text:style-name="T472">A complete guide for nutrition provided to user<text:s/></text:span></text:p>
          </table:table-cell>
          <table:table-cell table:style-name="TableCell473">
            <text:p text:style-name="P474"><text:span text:style-name="T475">High<text:s/></text:span></text:p>
          </table:table-cell>
          <table:table-cell table:style-name="TableCell476">
            <text:p text:style-name="P477"><text:span text:style-name="T478">Sprint- 1<text:s/></text:span></text:p>
          </table:table-cell>
        </table:table-row>
        <table:table-row table:style-name="TableRow479">
          <table:table-cell table:style-name="TableCell480">
            <text:p text:style-name="P481"><text:span text:style-name="T482">Administrator<text:s/></text:span></text:p>
          </table:table-cell>
          <table:table-cell table:style-name="TableCell483">
            <text:p text:style-name="P484"><text:span text:style-name="T485">Community Chart<text:s/></text:span></text:p>
          </table:table-cell>
          <table:table-cell table:style-name="TableCell486">
            <text:p text:style-name="P487"><text:span text:style-name="T488">USN-15<text:s/></text:span></text:p>
          </table:table-cell>
          <table:table-cell table:style-name="TableCell489">
            <text:p text:style-name="P490"><text:span text:style-name="T491">User can create a community and chat with them accordingly<text:s/></text:span></text:p>
          </table:table-cell>
          <table:table-cell table:style-name="TableCell492">
            <text:p text:style-name="P493"><text:span text:style-name="T494">Users can interact with other users.<text:s/></text:span></text:p>
          </table:table-cell>
          <table:table-cell table:style-name="TableCell495">
            <text:p text:style-name="P496"><text:span text:style-name="T497">Medium<text:s/></text:span></text:p>
          </table:table-cell>
          <table:table-cell table:style-name="TableCell498">
            <text:p text:style-name="P499"><text:span text:style-name="T500">Sprint- 2<text:s/></text:span></text:p>
          </table:table-cell>
        </table:table-row>
        <table:table-row table:style-name="TableRow501">
          <table:table-cell table:style-name="TableCell502">
            <text:p text:style-name="P503"><text:span text:style-name="T504"><text:s/></text:span></text:p>
          </table:table-cell>
          <table:table-cell table:style-name="TableCell505">
            <text:p text:style-name="P506"><text:span text:style-name="T507">Stores user data<text:s/></text:span></text:p>
          </table:table-cell>
          <table:table-cell table:style-name="TableCell508">
            <text:p text:style-name="P509"><text:span text:style-name="T510">USN-16<text:s/></text:span></text:p>
          </table:table-cell>
          <table:table-cell table:style-name="TableCell511">
            <text:p text:style-name="P512"><text:span text:style-name="T513">As an admin, I must store records of users<text:s/></text:span></text:p>
          </table:table-cell>
          <table:table-cell table:style-name="TableCell514">
            <text:p text:style-name="P515"><text:span text:style-name="T516">Users can get proper diet plans<text:s/></text:span></text:p>
          </table:table-cell>
          <table:table-cell table:style-name="TableCell517">
            <text:p text:style-name="P518"><text:span text:style-name="T519">High<text:s/></text:span></text:p>
          </table:table-cell>
          <table:table-cell table:style-name="TableCell520">
            <text:p text:style-name="P521"><text:span text:style-name="T522">Sprint- 1<text:s/></text:span></text:p>
          </table:table-cell>
        </table:table-row>
      </table:table>
      <text:p text:style-name="P523"><text:span text:style-name="T52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language="en" fo:country="US" style:language-complex="en" style:country-complex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66in" style:print-orientation="landscape" fo:margin-top="0.5083in" fo:margin-left="1in" fo:margin-bottom="0.5305in" fo:margin-right="4.2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ribilla8680887087@gmail.com</meta:initial-creator>
    <dc:creator>haribilla8680887087@gmail.com</dc:creator>
    <meta:creation-date>2022-10-17T09:50:00Z</meta:creation-date>
    <dc:date>2022-10-17T09:50:00Z</dc:date>
    <meta:template xlink:href="Normal.dotm" xlink:type="simple"/>
    <meta:editing-cycles>2</meta:editing-cycles>
    <meta:editing-duration>PT60S</meta:editing-duration>
    <meta:document-statistic meta:page-count="1" meta:paragraph-count="5" meta:word-count="390" meta:character-count="2608" meta:row-count="18" meta:non-whitespace-character-count="2223"/>
  </office:meta>
</office:document-meta>
</file>